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cm"/>
    </style:style>
    <style:style style:name="co2" style:family="table-column">
      <style:table-column-properties fo:break-before="auto" style:column-width="4.341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1.54cm"/>
    </style:style>
    <style:style style:name="ro1" style:family="table-row">
      <style:table-row-properties style:row-height="0.24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129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82cm" fo:break-before="auto" style:use-optimal-row-height="false"/>
    </style:style>
    <style:style style:name="ro8" style:family="table-row">
      <style:table-row-properties style:row-height="0.988cm" fo:break-before="auto" style:use-optimal-row-height="false"/>
    </style:style>
    <style:style style:name="ro9" style:family="table-row">
      <style:table-row-properties style:row-height="0.459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579cm" fo:break-before="auto" style:use-optimal-row-height="true"/>
    </style:style>
    <style:style style:name="ro15" style:family="table-row">
      <style:table-row-properties style:row-height="0.353cm" fo:break-before="auto" style:use-optimal-row-height="false"/>
    </style:style>
    <style:style style:name="ro16" style:family="table-row">
      <style:table-row-properties style:row-height="0.953c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Table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.792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0.265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0.527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" style:family="table-cell" style:parent-style-name="Excel_20_Built-in_20_Normal" style:data-style-name="N107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0.265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9" style:family="table-cell" style:parent-style-name="Excel_20_Built-in_20_Normal" style:data-style-name="N107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Excel_20_Built-in_20_Normal" style:data-style-name="N1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1.057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.792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265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.265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1.057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end" fo:margin-left="1.057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/>
          <table:table-cell table:style-name="ce13" office:value-type="string">
            <text:p>Strefy cenowe<text:span text:style-name="T3">Strefy </text:span><text:span text:style-name="T3">cenoweStrefy </text:span><text:span text:style-name="T3">cenoweStrefy </text:span><text:span text:style-name="T3">cenoweStrefy </text:span><text:span text:style-name="T3">cenoweStrefy </text:span><text:span text:style-name="T3">cenoweStrefy </text:span><text:span text:style-name="T3">cenoweStrefy </text:span><text:span text:style-name="T3">cenoweStrefy </text:span><text:span text:style-name="T3">cenoweStrefy cenowe</text:span>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 table:number-columns-spanned="3" table:number-rows-spanned="1">
            <text:p>(przynależność krajów i terytoriów do odpowiednich stref)<text:span text:style-name="T1">(przynależność krajów </text:span><text:span text:style-name="T1">i terytoriów do </text:span><text:span text:style-name="T1">odpowiednich stref)</text:span><text:span text:style-name="T1">(przynależność krajów i </text:span><text:span text:style-name="T1">terytoriów do odpowiednich </text:span><text:span text:style-name="T1">stref)(przynależność krajów </text:span><text:span text:style-name="T1">i terytoriów do </text:span><text:span text:style-name="T1">odpowiednich stref)</text:span><text:span text:style-name="T1">(przynależność krajów i </text:span><text:span text:style-name="T1">terytoriów do odpowiednich </text:span><text:span text:style-name="T1">stref)(przynależność krajów </text:span><text:span text:style-name="T1">i terytoriów do </text:span><text:span text:style-name="T1">odpowiednich stref)</text:span><text:span text:style-name="T1">(przynależność krajów i </text:span><text:span text:style-name="T1">terytoriów do odpowiednich </text:span><text:span text:style-name="T1">stref)(przynależność krajów </text:span><text:span text:style-name="T1">i terytoriów do </text:span><text:span text:style-name="T1">odpowiednich stref)</text:span><text:span text:style-name="T1">(przynależność krajów i </text:span><text:span text:style-name="T1">terytoriów do odpowiednich </text:span><text:span text:style-name="T1">stref)(przynależność krajów </text:span><text:span text:style-name="T1">i terytoriów do </text:span><text:span text:style-name="T1">odpowiednich stref)</text:span></text:p>
          </table:table-cell>
          <table:covered-table-cell table:number-columns-repeated="2" table:style-name="ce14"/>
          <table:table-cell table:number-columns-repeated="1021"/>
        </table:table-row>
        <table:table-row table:style-name="ro3">
          <table:table-cell table:style-name="ce3" office:value-type="string">
            <text:p>Lp.<text:span text:style-name="T2">Lp.Lp.Lp.Lp.Lp.Lp.Lp.</text:span><text:span text:style-name="T2">Lp.Lp.</text:span></text:p>
          </table:table-cell>
          <table:table-cell table:style-name="ce15" office:value-type="string">
            <text:p>Nazwa kraju lub terytorium przeznaczenia przesyłek EMS<text:span text:style-name="T2">Nazwa </text:span><text:span text:style-name="T2">kraju lub terytorium </text:span><text:span text:style-name="T2">przeznaczenia przesyłek </text:span><text:span text:style-name="T2">EMSNazwa kraju lub </text:span><text:span text:style-name="T2">terytorium przeznaczenia </text:span><text:span text:style-name="T2">przesyłek EMSNazwa </text:span><text:span text:style-name="T2">kraju lub terytorium </text:span><text:span text:style-name="T2">przeznaczenia przesyłek </text:span><text:span text:style-name="T2">EMSNazwa kraju lub </text:span><text:span text:style-name="T2">terytorium przeznaczenia </text:span><text:span text:style-name="T2">przesyłek EMSNazwa </text:span><text:span text:style-name="T2">kraju lub terytorium </text:span><text:span text:style-name="T2">przeznaczenia przesyłek </text:span><text:span text:style-name="T2">EMSNazwa kraju lub </text:span><text:span text:style-name="T2">terytorium przeznaczenia </text:span><text:span text:style-name="T2">przesyłek EMSNazwa </text:span><text:span text:style-name="T2">kraju lub terytorium </text:span><text:span text:style-name="T2">przeznaczenia przesyłek </text:span><text:span text:style-name="T2">EMSNazwa kraju lub </text:span><text:span text:style-name="T2">terytorium przeznaczenia </text:span><text:span text:style-name="T2">przesyłek EMSNazwa </text:span><text:span text:style-name="T2">kraju lub terytorium </text:span><text:span text:style-name="T2">przeznaczenia przesyłek </text:span><text:span text:style-name="T2">EMS</text:span></text:p>
          </table:table-cell>
          <table:table-cell table:style-name="ce18" office:value-type="string">
            <text:p>Strefa<text:span text:style-name="T2">StrefaStrefaStrefaS</text:span><text:span text:style-name="T2">trefaStrefaStrefaStrefaStr</text:span><text:span text:style-name="T2">efaStrefa</text:span></text:p>
          </table:table-cell>
          <table:table-cell table:number-columns-repeated="1021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5" office:value-type="float" office:value="1">
            <text:p>1,</text:p>
          </table:table-cell>
          <table:table-cell table:style-name="ce16" office:value-type="string">
            <text:p>Afryka Południowa Republika<text:span text:style-name="T1">Afryka </text:span><text:span text:style-name="T1">Południowa </text:span><text:span text:style-name="T1">RepublikaAfryka </text:span><text:span text:style-name="T1">Południowa </text:span><text:span text:style-name="T1">RepublikaAfryka </text:span><text:span text:style-name="T1">Południowa </text:span><text:span text:style-name="T1">RepublikaAfryka </text:span><text:span text:style-name="T1">Południowa </text:span><text:span text:style-name="T1">RepublikaAfryka </text:span><text:span text:style-name="T1">Południowa </text:span><text:span text:style-name="T1">RepublikaAfryka </text:span><text:span text:style-name="T1">Południowa </text:span><text:span text:style-name="T1">RepublikaAfryka </text:span><text:span text:style-name="T1">Południowa </text:span><text:span text:style-name="T1">RepublikaAfryka </text:span><text:span text:style-name="T1">Południowa </text:span><text:span text:style-name="T1">RepublikaAfryka </text:span><text:span text:style-name="T1">Południowa Republika</text:span></text:p>
          </table:table-cell>
          <table:table-cell table:style-name="ce16" office:value-type="string">
            <text:p>Patrz: Republika Południowej Afryki (RPA)<text:span text:style-name="T1">Patrz: Republika </text:span><text:span text:style-name="T1">Południowej Afryki </text:span><text:span text:style-name="T1">(RPA)Patrz: Republika </text:span><text:span text:style-name="T1">Południowej Afryki </text:span><text:span text:style-name="T1">(RPA)Patrz: Republika </text:span><text:span text:style-name="T1">Południowej Afryki </text:span><text:span text:style-name="T1">(RPA)Patrz: Republika </text:span><text:span text:style-name="T1">Południowej Afryki </text:span><text:span text:style-name="T1">(RPA)Patrz: Republika </text:span><text:span text:style-name="T1">Południowej Afryki </text:span><text:span text:style-name="T1">(RPA)Patrz: Republika </text:span><text:span text:style-name="T1">Południowej Afryki </text:span><text:span text:style-name="T1">(RPA)Patrz: Republika </text:span><text:span text:style-name="T1">Południowej Afryki </text:span><text:span text:style-name="T1">(RPA)Patrz: Republika </text:span><text:span text:style-name="T1">Południowej Afryki </text:span><text:span text:style-name="T1">(RPA)Patrz: Republika </text:span><text:span text:style-name="T1">Południowej Afryki (RPA)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">
            <text:p>2,</text:p>
          </table:table-cell>
          <table:table-cell table:style-name="ce16" office:value-type="string">
            <text:p>Albania<text:span text:style-name="T1">AlbaniaAlbaniaAlba</text:span><text:span text:style-name="T1">niaAlbaniaAlbaniaAlbaniaAl</text:span><text:span text:style-name="T1">baniaAlbaniaAlbania</text:span></text:p>
          </table:table-cell>
          <table:table-cell table:style-name="ce6" office:value-type="string">
            <text:p>A<text:span text:style-name="T1">AAAAAAAAA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3">
            <text:p>3,</text:p>
          </table:table-cell>
          <table:table-cell table:style-name="ce16" office:value-type="string">
            <text:p>Algieria<text:span text:style-name="T1">AlgieriaAlgieriaAlgie</text:span><text:span text:style-name="T1">riaAlgieriaAlgieriaAlgieriaAl</text:span><text:span text:style-name="T1">gieriaAlgieriaAlgieria</text:span></text:p>
          </table:table-cell>
          <table:table-cell table:style-name="ce6" office:value-type="string">
            <text:p>B<text:span text:style-name="T1">BBBBBBBBB</text:span></text:p>
          </table:table-cell>
          <table:table-cell table:number-columns-repeated="1021"/>
        </table:table-row>
        <table:table-row table:style-name="ro5">
          <table:table-cell table:style-name="ce5" office:value-type="float" office:value="4">
            <text:p>4,</text:p>
          </table:table-cell>
          <table:table-cell table:style-name="ce16" office:value-type="string">
            <text:p>Andora<text:span text:style-name="T1">AndoraAndoraAndo</text:span><text:span text:style-name="T1">raAndoraAndoraAndoraAn</text:span><text:span text:style-name="T1">doraAndoraAndora</text:span></text:p>
          </table:table-cell>
          <table:table-cell table:style-name="ce16" office:value-type="string">
            <text:p>Patrz: Francja z Andorą i Monako<text:span text:style-name="T1">Patrz: Francja z </text:span><text:span text:style-name="T1">Andorą i MonakoPatrz: </text:span><text:span text:style-name="T1">Francja z Andorą i </text:span><text:span text:style-name="T1">MonakoPatrz: Francja z </text:span><text:span text:style-name="T1">Andorą i MonakoPatrz: </text:span><text:span text:style-name="T1">Francja z Andorą i </text:span><text:span text:style-name="T1">MonakoPatrz: Francja z </text:span><text:span text:style-name="T1">Andorą i MonakoPatrz: </text:span><text:span text:style-name="T1">Francja z Andorą i </text:span><text:span text:style-name="T1">MonakoPatrz: Francja z </text:span><text:span text:style-name="T1">Andorą i MonakoPatrz: </text:span><text:span text:style-name="T1">Francja z Andorą i </text:span><text:span text:style-name="T1">MonakoPatrz: Francja z </text:span><text:span text:style-name="T1">Andorą i Monako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5">
            <text:p>5,</text:p>
          </table:table-cell>
          <table:table-cell table:style-name="ce16" office:value-type="string">
            <text:p>Anguilla<text:span text:style-name="T1">AnguillaAnguillaAn</text:span><text:span text:style-name="T1">guillaAnguillaAnguillaAnguil</text:span><text:span text:style-name="T1">laAnguillaAnguillaAnguilla</text:span></text:p>
          </table:table-cell>
          <table:table-cell table:style-name="ce19" office:value-type="string">
            <text:p>C<text:span text:style-name="T1">C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6">
            <text:p>6,</text:p>
          </table:table-cell>
          <table:table-cell table:style-name="ce16" office:value-type="string">
            <text:p>Arabia Saudyjska<text:span text:style-name="T1">Arabia </text:span><text:span text:style-name="T1">SaudyjskaArabia </text:span><text:span text:style-name="T1">SaudyjskaArabia </text:span><text:span text:style-name="T1">SaudyjskaArabia </text:span><text:span text:style-name="T1">SaudyjskaArabia </text:span><text:span text:style-name="T1">SaudyjskaArabia </text:span><text:span text:style-name="T1">SaudyjskaArabia </text:span><text:span text:style-name="T1">SaudyjskaArabia </text:span><text:span text:style-name="T1">SaudyjskaArabia </text:span><text:span text:style-name="T1">Saudyjska</text:span></text:p>
          </table:table-cell>
          <table:table-cell table:style-name="ce19" office:value-type="string">
            <text:p>C<text:span text:style-name="T1">C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7">
            <text:p>7,</text:p>
          </table:table-cell>
          <table:table-cell table:style-name="ce16" office:value-type="string">
            <text:p>Argentyna<text:span text:style-name="T1">ArgentynaArgent</text:span><text:span text:style-name="T1">ynaArgentynaArgentynaAr</text:span><text:span text:style-name="T1">gentynaArgentynaArgentyn</text:span><text:span text:style-name="T1">aArgentynaArgentyna</text:span></text:p>
          </table:table-cell>
          <table:table-cell table:style-name="ce19" office:value-type="string">
            <text:p>C<text:span text:style-name="T1">C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8">
            <text:p>8,</text:p>
          </table:table-cell>
          <table:table-cell table:style-name="ce16" office:value-type="string">
            <text:p>Armenia<text:span text:style-name="T1">ArmeniaArmeniaAr</text:span><text:span text:style-name="T1">meniaArmeniaArmeniaArm</text:span><text:span text:style-name="T1">eniaArmeniaArmeniaArme</text:span><text:span text:style-name="T1">nia</text:span></text:p>
          </table:table-cell>
          <table:table-cell table:style-name="ce19" office:value-type="string">
            <text:p>C<text:span text:style-name="T1">C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9">
            <text:p>9,</text:p>
          </table:table-cell>
          <table:table-cell table:style-name="ce16" office:value-type="string">
            <text:p>Aruba<text:span text:style-name="T1">ArubaArubaArubaAr</text:span><text:span text:style-name="T1">ubaArubaArubaArubaArub</text:span><text:span text:style-name="T1">aAruba</text:span></text:p>
          </table:table-cell>
          <table:table-cell table:style-name="ce19" office:value-type="string">
            <text:p>C<text:span text:style-name="T1">C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0">
            <text:p>10,</text:p>
          </table:table-cell>
          <table:table-cell table:style-name="ce16" office:value-type="string">
            <text:p>Australia<text:span text:style-name="T1">AustraliaAustralia</text:span><text:span text:style-name="T1">AustraliaAustraliaAustralia</text:span><text:span text:style-name="T1">AustraliaAustraliaAustralia</text:span><text:span text:style-name="T1">Australia</text:span></text:p>
          </table:table-cell>
          <table:table-cell table:style-name="ce19" office:value-type="string">
            <text:p>D<text:span text:style-name="T1">DDDDDDDDD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1">
            <text:p>11,</text:p>
          </table:table-cell>
          <table:table-cell table:style-name="ce17" office:value-type="string">
            <text:p>Austria<text:span text:style-name="T1">AustriaAustriaAustri</text:span><text:span text:style-name="T1">aAustriaAustriaAustriaAustr</text:span><text:span text:style-name="T1">iaAustriaAustria</text:span></text:p>
          </table:table-cell>
          <table:table-cell table:style-name="ce19" office:value-type="string">
            <text:p>A<text:span text:style-name="T1">AAAAAAAAA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2">
            <text:p>12,</text:p>
          </table:table-cell>
          <table:table-cell table:style-name="ce17" office:value-type="string">
            <text:p>Azerbejdżan<text:span text:style-name="T1">AzerbejdżanA</text:span><text:span text:style-name="T1">zerbejdżanAzerbejdżanAze</text:span><text:span text:style-name="T1">rbejdżanAzerbejdżanAzerb</text:span><text:span text:style-name="T1">ejdżanAzerbejdżanAzerbej</text:span><text:span text:style-name="T1">dżanAzerbejdżan</text:span></text:p>
          </table:table-cell>
          <table:table-cell table:style-name="ce19" office:value-type="string">
            <text:p>C<text:span text:style-name="T1">C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3">
            <text:p>13,</text:p>
          </table:table-cell>
          <table:table-cell table:style-name="ce16" office:value-type="string">
            <text:p>Bahamy<text:span text:style-name="T1">BahamyBahamyB</text:span><text:span text:style-name="T1">ahamyBahamyBahamyBah</text:span><text:span text:style-name="T1">amyBahamyBahamy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4">
            <text:p>14,</text:p>
          </table:table-cell>
          <table:table-cell table:style-name="ce16" office:value-type="string">
            <text:p>Bahrajn<text:span text:style-name="T1">BahrajnBahrajnBah</text:span><text:span text:style-name="T1">rajnBahrajnBahrajnBahrajn</text:span><text:span text:style-name="T1">BahrajnBahrajn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5">
            <text:p>15,</text:p>
          </table:table-cell>
          <table:table-cell table:style-name="ce16" office:value-type="string">
            <text:p>Bangladesz<text:span text:style-name="T1">BangladeszBa</text:span><text:span text:style-name="T1">ngladeszBangladeszBangl</text:span><text:span text:style-name="T1">adeszBangladeszBanglade</text:span><text:span text:style-name="T1">szBangladeszBangladesz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6">
            <text:p>16,</text:p>
          </table:table-cell>
          <table:table-cell table:style-name="ce16" office:value-type="string">
            <text:p>Barbados<text:span text:style-name="T1">BarbadosBarbad</text:span><text:span text:style-name="T1">osBarbadosBarbadosBarb</text:span><text:span text:style-name="T1">adosBarbadosBarbadosBa</text:span><text:span text:style-name="T1">rbados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7">
            <text:p>17,</text:p>
          </table:table-cell>
          <table:table-cell table:style-name="ce16" office:value-type="string">
            <text:p>Belgia<text:span text:style-name="T1">BelgiaBelgiaBelgiaB</text:span><text:span text:style-name="T1">elgiaBelgiaBelgiaBelgiaBel</text:span><text:span text:style-name="T1">gia</text:span></text:p>
          </table:table-cell>
          <table:table-cell table:style-name="ce19" office:value-type="string">
            <text:p>A<text:span text:style-name="T1">AAAAAAAA</text:span></text:p>
          </table:table-cell>
          <table:table-cell table:number-columns-repeated="1021"/>
        </table:table-row>
        <table:table-row table:style-name="ro6">
          <table:table-cell table:style-name="ce5" office:value-type="float" office:value="18">
            <text:p>18,</text:p>
          </table:table-cell>
          <table:table-cell table:style-name="ce16" office:value-type="string">
            <text:p>Benin (ex Dahomej)<text:span text:style-name="T1">Benin </text:span><text:span text:style-name="T1">(ex Dahomej)Benin (ex </text:span><text:span text:style-name="T1">Dahomej)Benin (ex </text:span><text:span text:style-name="T1">Dahomej)Benin (ex </text:span><text:span text:style-name="T1">Dahomej)Benin (ex </text:span><text:span text:style-name="T1">Dahomej)Benin (ex </text:span><text:span text:style-name="T1">Dahomej)Benin (ex </text:span><text:span text:style-name="T1">Dahomej)Benin (ex </text:span><text:span text:style-name="T1">Dahomej)</text:span></text:p>
          </table:table-cell>
          <table:table-cell table:style-name="ce19" office:value-type="string">
            <text:p>B<text:span text:style-name="T1">BBBBBBBB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19">
            <text:p>19,</text:p>
          </table:table-cell>
          <table:table-cell table:style-name="ce16" office:value-type="string">
            <text:p>Bermudy<text:span text:style-name="T1">BermudyBermudy</text:span><text:span text:style-name="T1">BermudyBermudyBermudy</text:span><text:span text:style-name="T1">BermudyBermudyBermudy</text:span></text:p>
          </table:table-cell>
          <table:table-cell table:style-name="ce19" office:value-type="string">
            <text:p>B<text:span text:style-name="T1">BBBBBBBB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0">
            <text:p>20,</text:p>
          </table:table-cell>
          <table:table-cell table:style-name="ce16" office:value-type="string">
            <text:p>Bhutan<text:span text:style-name="T1">BhutanBhutanBhuta</text:span><text:span text:style-name="T1">nBhutanBhutanBhutanBhut</text:span><text:span text:style-name="T1">anBhutan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1">
            <text:p>21,</text:p>
          </table:table-cell>
          <table:table-cell table:style-name="ce16" office:value-type="string">
            <text:p>Białoruś<text:span text:style-name="T1">BiałoruśBiałoruśBi</text:span><text:span text:style-name="T1">ałoruśBiałoruśBiałoruśBiało</text:span><text:span text:style-name="T1">ruśBiałoruśBiałoruś</text:span></text:p>
          </table:table-cell>
          <table:table-cell table:style-name="ce19" office:value-type="string">
            <text:p>A<text:span text:style-name="T1">AAAAAAAA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2">
            <text:p>22,</text:p>
          </table:table-cell>
          <table:table-cell table:style-name="ce16" office:value-type="string">
            <text:p>Boliwia<text:span text:style-name="T1">BoliwiaBoliwiaBoliwi</text:span><text:span text:style-name="T1">aBoliwiaBoliwiaBoliwiaBoli</text:span><text:span text:style-name="T1">wiaBoliwia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3">
            <text:p>23,</text:p>
          </table:table-cell>
          <table:table-cell table:style-name="ce16" office:value-type="string">
            <text:p>Botswana<text:span text:style-name="T1">BotswanaBotswa</text:span><text:span text:style-name="T1">naBotswanaBotswanaBots</text:span><text:span text:style-name="T1">wanaBotswanaBotswanaB</text:span><text:span text:style-name="T1">otswana</text:span></text:p>
          </table:table-cell>
          <table:table-cell table:style-name="ce19" office:value-type="string">
            <text:p>E<text:span text:style-name="T1">EEEEEEEE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4">
            <text:p>24,</text:p>
          </table:table-cell>
          <table:table-cell table:style-name="ce16" office:value-type="string">
            <text:p>Brazylia<text:span text:style-name="T1">BrazyliaBrazyliaBra</text:span><text:span text:style-name="T1">zyliaBrazyliaBrazyliaBrazyli</text:span><text:span text:style-name="T1">aBrazyliaBrazylia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7">
          <table:table-cell table:style-name="ce5" office:value-type="float" office:value="25">
            <text:p>25,</text:p>
          </table:table-cell>
          <table:table-cell table:style-name="ce16" office:value-type="string">
            <text:p>Brunei (Brunei Darussalam)<text:span text:style-name="T1">Brunei (Brunei </text:span><text:span text:style-name="T1">Darussalam)Brunei (Brunei </text:span><text:span text:style-name="T1">Darussalam)Brunei (Brunei </text:span><text:span text:style-name="T1">Darussalam)Brunei (Brunei </text:span><text:span text:style-name="T1">Darussalam)Brunei (Brunei </text:span><text:span text:style-name="T1">Darussalam)Brunei (Brunei </text:span><text:span text:style-name="T1">Darussalam)Brunei (Brunei </text:span><text:span text:style-name="T1">Darussalam)Brunei (Brunei </text:span><text:span text:style-name="T1">Darussalam)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6">
            <text:p>26,</text:p>
          </table:table-cell>
          <table:table-cell table:style-name="ce16" office:value-type="string">
            <text:p>Bułgaria<text:span text:style-name="T1">BułgariaBułgariaBu</text:span><text:span text:style-name="T1">łgariaBułgariaBułgariaBułg</text:span><text:span text:style-name="T1">ariaBułgariaBułgaria</text:span></text:p>
          </table:table-cell>
          <table:table-cell table:style-name="ce19" office:value-type="string">
            <text:p>A<text:span text:style-name="T1">AAAAAAAA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7">
            <text:p>27,</text:p>
          </table:table-cell>
          <table:table-cell table:style-name="ce17" office:value-type="string">
            <text:p>Burkina Faso<text:span text:style-name="T1">Burkina </text:span><text:span text:style-name="T1">FasoBurkina FasoBurkina </text:span><text:span text:style-name="T1">FasoBurkina FasoBurkina </text:span><text:span text:style-name="T1">FasoBurkina FasoBurkina </text:span><text:span text:style-name="T1">FasoBurkina Faso</text:span></text:p>
          </table:table-cell>
          <table:table-cell table:style-name="ce19" office:value-type="string">
            <text:p>B<text:span text:style-name="T1">BBBBBBBB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28">
            <text:p>28,</text:p>
          </table:table-cell>
          <table:table-cell table:style-name="ce17" office:value-type="string">
            <text:p>Chile<text:span text:style-name="T1">ChileChileChileChileC</text:span><text:span text:style-name="T1">hileChileChileChile</text:span></text:p>
          </table:table-cell>
          <table:table-cell table:style-name="ce19" office:value-type="string">
            <text:p>C<text:span text:style-name="T1">CCCCCCCC</text:span></text:p>
          </table:table-cell>
          <table:table-cell table:number-columns-repeated="1021"/>
        </table:table-row>
        <table:table-row table:style-name="ro8">
          <table:table-cell table:style-name="ce6" office:value-type="string" table:number-columns-spanned="1" table:number-rows-spanned="3">
            <text:p>29..<text:span text:style-name="T1">29..29..29..29..29..29..2</text:span><text:span text:style-name="T1">9..</text:span></text:p>
          </table:table-cell>
          <table:table-cell table:style-name="ce16" office:value-type="string">
            <text:p>Chińska <text:s/>Republika <text:s/>Ludowa, <text:s/>z <text:s/>wyjątkiem specjalnego <text:s text:c="2"/>regionu <text:s text:c="2"/>administracyjnego Hongkongu i Makau (Macao)<text:span text:style-name="T1">Chińska <text:s/></text:span><text:span text:style-name="T1">Republika <text:s/>Ludowa, <text:s/>z <text:s/></text:span><text:span text:style-name="T1">wyjątkiem specjalnego <text:s text:c="2"/></text:span><text:span text:style-name="T1">regionu <text:s text:c="2"/>administracyjnego </text:span><text:span text:style-name="T1">Hongkongu i Makau </text:span><text:span text:style-name="T1">(Macao)Chińska <text:s/></text:span><text:span text:style-name="T1">Republika <text:s/>Ludowa, <text:s/>z <text:s/></text:span><text:span text:style-name="T1">wyjątkiem specjalnego <text:s text:c="2"/></text:span><text:span text:style-name="T1">regionu <text:s text:c="2"/>administracyjnego </text:span><text:span text:style-name="T1">Hongkongu i Makau </text:span><text:span text:style-name="T1">(Macao)Chińska <text:s/></text:span><text:span text:style-name="T1">Republika <text:s/>Ludowa, <text:s/>z <text:s/></text:span><text:span text:style-name="T1">wyjątkiem specjalnego <text:s text:c="2"/></text:span><text:span text:style-name="T1">regionu <text:s text:c="2"/>administracyjnego </text:span><text:span text:style-name="T1">Hongkongu i Makau </text:span><text:span text:style-name="T1">(Macao)Chińska <text:s/></text:span><text:span text:style-name="T1">Republika <text:s/>Ludowa, <text:s/>z <text:s/></text:span><text:span text:style-name="T1">wyjątkiem specjalnego <text:s text:c="2"/></text:span><text:span text:style-name="T1">regionu <text:s text:c="2"/>administracyjnego </text:span><text:span text:style-name="T1">Hongkongu i Makau </text:span><text:span text:style-name="T1">(Macao)Chińska <text:s/></text:span><text:span text:style-name="T1">Republika <text:s/>Ludowa, <text:s/>z <text:s/></text:span><text:span text:style-name="T1">wyjątkiem specjalnego <text:s text:c="2"/></text:span><text:span text:style-name="T1">regionu <text:s text:c="2"/>administracyjnego </text:span><text:span text:style-name="T1">Hongkongu i Makau </text:span><text:span text:style-name="T1">(Macao)Chińska <text:s/></text:span><text:span text:style-name="T1">Republika <text:s/>Ludowa, <text:s/>z <text:s/></text:span><text:span text:style-name="T1">wyjątkiem specjalnego <text:s text:c="2"/></text:span><text:span text:style-name="T1">regionu <text:s text:c="2"/>administracyjnego </text:span><text:span text:style-name="T1">Hongkongu i Makau </text:span><text:span text:style-name="T1">(Macao)Chińska <text:s/></text:span><text:span text:style-name="T1">Republika <text:s/>Ludowa, <text:s/>z <text:s/></text:span><text:span text:style-name="T1">wyjątkiem specjalnego <text:s text:c="2"/></text:span><text:span text:style-name="T1">regionu <text:s text:c="2"/>administracyjnego </text:span><text:span text:style-name="T1">Hongkongu i Makau </text:span><text:span text:style-name="T1">(Macao)</text:span></text:p>
          </table:table-cell>
          <table:table-cell table:style-name="ce19" office:value-type="string">
            <text:p>C<text:span text:style-name="T1">CCCCCCC</text:span></text:p>
          </table:table-cell>
          <table:table-cell table:number-columns-repeated="1021"/>
        </table:table-row>
        <table:table-row table:style-name="ro9">
          <table:covered-table-cell table:style-name="ce7"/>
          <table:table-cell table:style-name="ce16" office:value-type="string">
            <text:p>Hongkong specjalny region administracyjny<text:span text:style-name="T1">Hongkong </text:span><text:span text:style-name="T1">specjalny region </text:span><text:span text:style-name="T1">administracyjnyHongkong </text:span><text:span text:style-name="T1">specjalny region </text:span><text:span text:style-name="T1">administracyjnyHongkong </text:span><text:span text:style-name="T1">specjalny region </text:span><text:span text:style-name="T1">administracyjnyHongkong </text:span><text:span text:style-name="T1">specjalny region </text:span><text:span text:style-name="T1">administracyjnyHongkong </text:span><text:span text:style-name="T1">specjalny region </text:span><text:span text:style-name="T1">administracyjnyHongkong </text:span><text:span text:style-name="T1">specjalny region </text:span><text:span text:style-name="T1">administracyjnyHongkong </text:span><text:span text:style-name="T1">specjalny region </text:span><text:span text:style-name="T1">administracyjny</text:span></text:p>
          </table:table-cell>
          <table:table-cell table:style-name="ce19" office:value-type="string">
            <text:p>C<text:span text:style-name="T1">CCCCCCC</text:span></text:p>
          </table:table-cell>
          <table:table-cell table:number-columns-repeated="1021"/>
        </table:table-row>
        <table:table-row table:style-name="ro1">
          <table:covered-table-cell table:style-name="ce8"/>
          <table:table-cell table:style-name="ce16" office:value-type="string">
            <text:p>Makau (Macao)<text:span text:style-name="T1">Makau </text:span><text:span text:style-name="T1">(Macao)Makau </text:span><text:span text:style-name="T1">(Macao)Makau </text:span><text:span text:style-name="T1">(Macao)Makau </text:span><text:span text:style-name="T1">(Macao)Makau </text:span><text:span text:style-name="T1">(Macao)Makau </text:span><text:span text:style-name="T1">(Macao)Makau (Macao)</text:span></text:p>
          </table:table-cell>
          <table:table-cell table:style-name="ce19" office:value-type="string">
            <text:p>C<text:span text:style-name="T1">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30">
            <text:p>30,</text:p>
          </table:table-cell>
          <table:table-cell table:style-name="ce16" office:value-type="string">
            <text:p>Chorwacja<text:span text:style-name="T1">ChorwacjaChor</text:span><text:span text:style-name="T1">wacjaChorwacjaChorwacja</text:span><text:span text:style-name="T1">ChorwacjaChorwacjaChor</text:span><text:span text:style-name="T1">wacja</text:span></text:p>
          </table:table-cell>
          <table:table-cell table:style-name="ce19" office:value-type="string">
            <text:p>A<text:span text:style-name="T1">AAAAAAA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31">
            <text:p>31,</text:p>
          </table:table-cell>
          <table:table-cell table:style-name="ce16" office:value-type="string">
            <text:p>Curaçao<text:span text:style-name="T1">CuraçaoCuraçaoC</text:span><text:span text:style-name="T1">uraçaoCuraçaoCuraçaoCu</text:span><text:span text:style-name="T1">raçaoCuraçao</text:span></text:p>
          </table:table-cell>
          <table:table-cell table:style-name="ce19" office:value-type="string">
            <text:p>C<text:span text:style-name="T1">CCCCCCC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32">
            <text:p>32,</text:p>
          </table:table-cell>
          <table:table-cell table:style-name="ce16" office:value-type="string">
            <text:p>Cypr<text:span text:style-name="T1">CyprCyprCyprCyprCy</text:span><text:span text:style-name="T1">prCyprCypr</text:span></text:p>
          </table:table-cell>
          <table:table-cell table:style-name="ce19" office:value-type="string">
            <text:p>A<text:span text:style-name="T1">AAAAAAA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33">
            <text:p>33,</text:p>
          </table:table-cell>
          <table:table-cell table:style-name="ce16" office:value-type="string">
            <text:p>Czad<text:span text:style-name="T1">CzadCzadCzadCzad</text:span><text:span text:style-name="T1">CzadCzadCzad</text:span></text:p>
          </table:table-cell>
          <table:table-cell table:style-name="ce19" office:value-type="string">
            <text:p>B<text:span text:style-name="T1">BBBBBBB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34">
            <text:p>34,</text:p>
          </table:table-cell>
          <table:table-cell table:style-name="ce16" office:value-type="string">
            <text:p>Czarnogóra<text:span text:style-name="T1">CzarnogóraCz</text:span><text:span text:style-name="T1">arnogóraCzarnogóraCzarn</text:span><text:span text:style-name="T1">ogóraCzarnogóraCzarnogó</text:span><text:span text:style-name="T1">raCzarnogóra</text:span></text:p>
          </table:table-cell>
          <table:table-cell table:style-name="ce19" office:value-type="string">
            <text:p>A<text:span text:style-name="T1">AAAAAAA</text:span></text:p>
          </table:table-cell>
          <table:table-cell table:number-columns-repeated="1021"/>
        </table:table-row>
        <table:table-row table:style-name="ro1">
          <table:table-cell table:style-name="ce5" office:value-type="float" office:value="35">
            <text:p>35,</text:p>
          </table:table-cell>
          <table:table-cell table:style-name="ce16" office:value-type="string">
            <text:p>Czechy<text:span text:style-name="T1">CzechyCzechyCze</text:span><text:span text:style-name="T1">chyCzechyCzechyCzechy</text:span><text:span text:style-name="T1">Czechy</text:span></text:p>
          </table:table-cell>
          <table:table-cell table:style-name="ce19" office:value-type="string">
            <text:p>A***<text:span text:style-name="T1">A***A***A***A***A***A*</text:span><text:span text:style-name="T1">**A***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36" table:number-columns-spanned="1" table:number-rows-spanned="3">
            <text:p>36,</text:p>
          </table:table-cell>
          <table:table-cell table:style-name="ce16" office:value-type="string">
            <text:p>Dania<text:span text:style-name="T1">DaniaDaniaDaniaDa</text:span><text:span text:style-name="T1">niaDaniaDaniaDania</text:span></text:p>
          </table:table-cell>
          <table:table-cell table:style-name="ce19" office:value-type="string">
            <text:p>A<text:span text:style-name="T1">AAAAAAA</text:span></text:p>
          </table:table-cell>
          <table:table-cell table:number-columns-repeated="1021"/>
        </table:table-row>
        <table:table-row table:style-name="ro6">
          <table:covered-table-cell table:style-name="ce10"/>
          <table:table-cell table:style-name="ce16" office:value-type="string">
            <text:p>Grenlandia<text:span text:style-name="T1">GrenlandiaGrenl</text:span><text:span text:style-name="T1">andiaGrenlandiaGrenlandia</text:span><text:span text:style-name="T1">GrenlandiaGrenlandiaGrenl</text:span><text:span text:style-name="T1">andia</text:span></text:p>
          </table:table-cell>
          <table:table-cell table:style-name="ce19" office:value-type="string">
            <text:p>B<text:span text:style-name="T1">BBBBBBB</text:span>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16" office:value-type="string">
            <text:p>Wyspy Owcze<text:span text:style-name="T1">Wyspy </text:span><text:span text:style-name="T1">OwczeWyspy </text:span><text:span text:style-name="T1">OwczeWyspy </text:span><text:span text:style-name="T1">OwczeWyspy </text:span><text:span text:style-name="T1">OwczeWyspy </text:span><text:span text:style-name="T1">OwczeWyspy </text:span><text:span text:style-name="T1">OwczeWyspy Owcze</text:span></text:p>
          </table:table-cell>
          <table:table-cell table:style-name="ce19" office:value-type="string">
            <text:p>A<text:span text:style-name="T1">AA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37">
            <text:p>37,</text:p>
          </table:table-cell>
          <table:table-cell table:style-name="ce16" office:value-type="string">
            <text:p>Dominikana<text:span text:style-name="T1">DominikanaDo</text:span><text:span text:style-name="T1">minikanaDominikanaDomin</text:span><text:span text:style-name="T1">ikanaDominikanaDominika</text:span><text:span text:style-name="T1">naDominikana</text:span></text:p>
          </table:table-cell>
          <table:table-cell table:style-name="ce19" office:value-type="string">
            <text:p>E<text:span text:style-name="T1">EEEEE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38">
            <text:p>38,</text:p>
          </table:table-cell>
          <table:table-cell table:style-name="ce16" office:value-type="string">
            <text:p>Dżibuti<text:span text:style-name="T1">DżibutiDżibutiDżibuti</text:span><text:span text:style-name="T1">DżibutiDżibutiDżibutiDżibuti</text:span></text:p>
          </table:table-cell>
          <table:table-cell table:style-name="ce19" office:value-type="string">
            <text:p>B<text:span text:style-name="T1">BBBB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39">
            <text:p>39,</text:p>
          </table:table-cell>
          <table:table-cell table:style-name="ce17" office:value-type="string">
            <text:p>Egipt<text:span text:style-name="T1">EgiptEgiptEgiptEgiptE</text:span><text:span text:style-name="T1">giptEgiptEgipt</text:span></text:p>
          </table:table-cell>
          <table:table-cell table:style-name="ce19" office:value-type="string">
            <text:p>B<text:span text:style-name="T1">BBBB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0">
            <text:p>40,</text:p>
          </table:table-cell>
          <table:table-cell table:style-name="ce17" office:value-type="string">
            <text:p>Ekwador<text:span text:style-name="T1">EkwadorEkwador</text:span><text:span text:style-name="T1">EkwadorEkwadorEkwador</text:span><text:span text:style-name="T1">EkwadorEkwador</text:span></text:p>
          </table:table-cell>
          <table:table-cell table:style-name="ce19" office:value-type="string">
            <text:p>C<text:span text:style-name="T1">CC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1">
            <text:p>41,</text:p>
          </table:table-cell>
          <table:table-cell table:style-name="ce16" office:value-type="string">
            <text:p>Estonia<text:span text:style-name="T1">EstoniaEstoniaEsto</text:span><text:span text:style-name="T1">niaEstoniaEstoniaEstonia</text:span></text:p>
          </table:table-cell>
          <table:table-cell table:style-name="ce19" office:value-type="string">
            <text:p>A<text:span text:style-name="T1">A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2">
            <text:p>42,</text:p>
          </table:table-cell>
          <table:table-cell table:style-name="ce16" office:value-type="string">
            <text:p>Etiopia<text:span text:style-name="T1">EtiopiaEtiopiaEtiopia</text:span><text:span text:style-name="T1">EtiopiaEtiopiaEtiopia</text:span></text:p>
          </table:table-cell>
          <table:table-cell table:style-name="ce19" office:value-type="string">
            <text:p>B<text:span text:style-name="T1">BBB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3">
            <text:p>43,</text:p>
          </table:table-cell>
          <table:table-cell table:style-name="ce16" office:value-type="string">
            <text:p>Fidżi<text:span text:style-name="T1">FidżiFidżiFidżiFidżiFid</text:span><text:span text:style-name="T1">żiFidżi</text:span></text:p>
          </table:table-cell>
          <table:table-cell table:style-name="ce19" office:value-type="string">
            <text:p>E<text:span text:style-name="T1">EEEE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4">
            <text:p>44,</text:p>
          </table:table-cell>
          <table:table-cell table:style-name="ce16" office:value-type="string">
            <text:p>Filipiny<text:span text:style-name="T1">FilipinyFilipinyFilipin</text:span><text:span text:style-name="T1">yFilipinyFilipinyFilipiny</text:span></text:p>
          </table:table-cell>
          <table:table-cell table:style-name="ce19" office:value-type="string">
            <text:p>C<text:span text:style-name="T1">C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5">
            <text:p>45,</text:p>
          </table:table-cell>
          <table:table-cell table:style-name="ce16" office:value-type="string">
            <text:p>Finlandia<text:span text:style-name="T1">FinlandiaFinlandia</text:span><text:span text:style-name="T1">FinlandiaFinlandiaFinlandia</text:span><text:span text:style-name="T1">Finlandia</text:span></text:p>
          </table:table-cell>
          <table:table-cell table:style-name="ce19" office:value-type="string">
            <text:p>A<text:span text:style-name="T1">AAAAAA</text:span></text:p>
          </table:table-cell>
          <table:table-cell table:number-columns-repeated="1021"/>
        </table:table-row>
        <table:table-row table:style-name="ro6">
          <table:table-cell table:style-name="ce9" office:value-type="float" office:value="46">
            <text:p>46,</text:p>
          </table:table-cell>
          <table:table-cell table:style-name="ce16" office:value-type="string">
            <text:p>Francja z Andorą i Monako<text:span text:style-name="T1">Francja z Andorą i </text:span><text:span text:style-name="T1">MonakoFrancja z Andorą i </text:span><text:span text:style-name="T1">MonakoFrancja z Andorą i </text:span><text:span text:style-name="T1">MonakoFrancja z Andorą i </text:span><text:span text:style-name="T1">MonakoFrancja z Andorą i </text:span><text:span text:style-name="T1">MonakoFrancja z Andorą i </text:span><text:span text:style-name="T1">Monako</text:span></text:p>
          </table:table-cell>
          <table:table-cell table:style-name="ce19" office:value-type="string">
            <text:p>A<text:span text:style-name="T1">A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7">
            <text:p>47,</text:p>
          </table:table-cell>
          <table:table-cell table:style-name="ce16" office:value-type="string">
            <text:p>Gabon<text:span text:style-name="T1">GabonGabonGabon</text:span><text:span text:style-name="T1">GabonGabonGabon</text:span></text:p>
          </table:table-cell>
          <table:table-cell table:style-name="ce19" office:value-type="string">
            <text:p>E<text:span text:style-name="T1">EEEE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8">
            <text:p>48,</text:p>
          </table:table-cell>
          <table:table-cell table:style-name="ce16" office:value-type="string">
            <text:p>Gambia<text:span text:style-name="T1">GambiaGambiaGa</text:span><text:span text:style-name="T1">mbiaGambiaGambiaGambi</text:span><text:span text:style-name="T1">a</text:span></text:p>
          </table:table-cell>
          <table:table-cell table:style-name="ce19" office:value-type="string">
            <text:p>B<text:span text:style-name="T1">BBB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49">
            <text:p>49,</text:p>
          </table:table-cell>
          <table:table-cell table:style-name="ce16" office:value-type="string">
            <text:p>Ghana<text:span text:style-name="T1">GhanaGhanaGhana</text:span><text:span text:style-name="T1">GhanaGhanaGhana</text:span></text:p>
          </table:table-cell>
          <table:table-cell table:style-name="ce19" office:value-type="string">
            <text:p>B<text:span text:style-name="T1">BBB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50">
            <text:p>50,</text:p>
          </table:table-cell>
          <table:table-cell table:style-name="ce16" office:value-type="string">
            <text:p>Gibraltar<text:span text:style-name="T1">GibraltarGibraltar</text:span><text:span text:style-name="T1">GibraltarGibraltarGibraltar</text:span><text:span text:style-name="T1">Gibraltar</text:span></text:p>
          </table:table-cell>
          <table:table-cell table:style-name="ce19" office:value-type="string">
            <text:p>A<text:span text:style-name="T1">A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51">
            <text:p>51,</text:p>
          </table:table-cell>
          <table:table-cell table:style-name="ce16" office:value-type="string">
            <text:p>Grecja<text:span text:style-name="T1">GrecjaGrecjaGrecja</text:span><text:span text:style-name="T1">GrecjaGrecjaGrecja</text:span></text:p>
          </table:table-cell>
          <table:table-cell table:style-name="ce19" office:value-type="string">
            <text:p>A<text:span text:style-name="T1">A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52">
            <text:p>52,</text:p>
          </table:table-cell>
          <table:table-cell table:style-name="ce16" office:value-type="string">
            <text:p>Grenada<text:span text:style-name="T1">GrenadaGrenada</text:span><text:span text:style-name="T1">GrenadaGrenadaGrenada</text:span><text:span text:style-name="T1">Grenada</text:span></text:p>
          </table:table-cell>
          <table:table-cell table:style-name="ce19" office:value-type="string">
            <text:p>E<text:span text:style-name="T1">EEEE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53">
            <text:p>53,</text:p>
          </table:table-cell>
          <table:table-cell table:style-name="ce16" office:value-type="string">
            <text:p>Gruzja<text:span text:style-name="T1">GruzjaGruzjaGruzja</text:span><text:span text:style-name="T1">GruzjaGruzjaGruzja</text:span></text:p>
          </table:table-cell>
          <table:table-cell table:style-name="ce19" office:value-type="string">
            <text:p>C<text:span text:style-name="T1">CCCCCC</text:span></text:p>
          </table:table-cell>
          <table:table-cell table:number-columns-repeated="1021"/>
        </table:table-row>
        <table:table-row table:style-name="ro10">
          <table:table-cell table:style-name="ce9" office:value-type="float" office:value="54">
            <text:p>54,</text:p>
          </table:table-cell>
          <table:table-cell table:style-name="ce16" office:value-type="string">
            <text:p>Guernsey (Wyspa)<text:span text:style-name="T1">Guernsey </text:span><text:span text:style-name="T1">(Wyspa)Guernsey </text:span><text:span text:style-name="T1">(Wyspa)Guernsey </text:span><text:span text:style-name="T1">(Wyspa)Guernsey </text:span><text:span text:style-name="T1">(Wyspa)Guernsey </text:span><text:span text:style-name="T1">(Wyspa)Guernsey (Wyspa)</text:span></text:p>
          </table:table-cell>
          <table:table-cell table:style-name="ce19" office:value-type="string">
            <text:p>A<text:span text:style-name="T1">A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55">
            <text:p>55,</text:p>
          </table:table-cell>
          <table:table-cell table:style-name="ce17" office:value-type="string">
            <text:p>Gujana<text:span text:style-name="T1">GujanaGujanaGuja</text:span><text:span text:style-name="T1">naGujanaGujanaGujana</text:span></text:p>
          </table:table-cell>
          <table:table-cell table:style-name="ce19" office:value-type="string">
            <text:p>C<text:span text:style-name="T1">C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56">
            <text:p>56,</text:p>
          </table:table-cell>
          <table:table-cell table:style-name="ce17" office:value-type="string">
            <text:p>Gujana Francuska<text:span text:style-name="T1">Gujana </text:span><text:span text:style-name="T1">FrancuskaGujana </text:span><text:span text:style-name="T1">FrancuskaGujana </text:span><text:span text:style-name="T1">FrancuskaGujana </text:span><text:span text:style-name="T1">FrancuskaGujana </text:span><text:span text:style-name="T1">FrancuskaGujana </text:span><text:span text:style-name="T1">Francuska</text:span></text:p>
          </table:table-cell>
          <table:table-cell table:style-name="ce19" office:value-type="string">
            <text:p>C<text:span text:style-name="T1">C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57">
            <text:p>57,</text:p>
          </table:table-cell>
          <table:table-cell table:style-name="ce16" office:value-type="string">
            <text:p>Gwadelupa<text:span text:style-name="T1">GwadelupaGwa</text:span><text:span text:style-name="T1">delupaGwadelupaGwadelu</text:span><text:span text:style-name="T1">paGwadelupa</text:span></text:p>
          </table:table-cell>
          <table:table-cell table:style-name="ce6" office:value-type="string">
            <text:p>C<text:span text:style-name="T1">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58">
            <text:p>58,</text:p>
          </table:table-cell>
          <table:table-cell table:style-name="ce16" office:value-type="string">
            <text:p>Gwatemala<text:span text:style-name="T1">GwatemalaGwa</text:span><text:span text:style-name="T1">temalaGwatemalaGwatem</text:span><text:span text:style-name="T1">alaGwatemala</text:span></text:p>
          </table:table-cell>
          <table:table-cell table:style-name="ce6" office:value-type="string">
            <text:p>E<text:span text:style-name="T1">EEEEE</text:span></text:p>
          </table:table-cell>
          <table:table-cell table:number-columns-repeated="1021"/>
        </table:table-row>
        <table:table-row table:style-name="ro1">
          <table:table-cell table:style-name="ce12" office:value-type="float" office:value="59">
            <text:p>59</text:p>
          </table:table-cell>
          <table:table-cell table:style-name="ce16" office:value-type="string">
            <text:p>Gwinea<text:span text:style-name="T1">GwineaGwineaGwi</text:span><text:span text:style-name="T1">neaGwineaGwinea</text:span></text:p>
          </table:table-cell>
          <table:table-cell table:style-name="ce6" office:value-type="string">
            <text:p>B<text:span text:style-name="T1">BBBBB</text:span></text:p>
          </table:table-cell>
          <table:table-cell table:number-columns-repeated="1021"/>
        </table:table-row>
        <table:table-row table:style-name="ro1">
          <table:table-cell table:style-name="ce12" office:value-type="float" office:value="60">
            <text:p>60</text:p>
          </table:table-cell>
          <table:table-cell table:style-name="ce16" office:value-type="string">
            <text:p>Hiszpania i Wyspy Kanaryjskie<text:span text:style-name="T1">Hiszpania i </text:span><text:span text:style-name="T1">Wyspy </text:span><text:span text:style-name="T1">KanaryjskieHiszpania i </text:span><text:span text:style-name="T1">Wyspy </text:span><text:span text:style-name="T1">KanaryjskieHiszpania i </text:span><text:span text:style-name="T1">Wyspy </text:span><text:span text:style-name="T1">KanaryjskieHiszpania i </text:span><text:span text:style-name="T1">Wyspy </text:span><text:span text:style-name="T1">KanaryjskieHiszpania i </text:span><text:span text:style-name="T1">Wyspy Kanaryjskie</text:span></text:p>
          </table:table-cell>
          <table:table-cell table:style-name="ce6" office:value-type="string">
            <text:p>A<text:span text:style-name="T1">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61">
            <text:p>61,</text:p>
          </table:table-cell>
          <table:table-cell table:style-name="ce16" office:value-type="string">
            <text:p>Holandia<text:span text:style-name="T1">HolandiaHolandia</text:span><text:span text:style-name="T1">HolandiaHolandiaHolandia</text:span></text:p>
          </table:table-cell>
          <table:table-cell table:style-name="ce6" office:value-type="string">
            <text:p>A<text:span text:style-name="T1">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62">
            <text:p>62,</text:p>
          </table:table-cell>
          <table:table-cell table:style-name="ce16" office:value-type="string">
            <text:p>Honduras<text:span text:style-name="T1">HondurasHondur</text:span><text:span text:style-name="T1">asHondurasHondurasHond</text:span><text:span text:style-name="T1">uras</text:span></text:p>
          </table:table-cell>
          <table:table-cell table:style-name="ce6" office:value-type="string">
            <text:p>E<text:span text:style-name="T1">EEEEE</text:span></text:p>
          </table:table-cell>
          <table:table-cell table:number-columns-repeated="1021"/>
        </table:table-row>
        <table:table-row table:style-name="ro2">
          <table:table-cell table:style-name="ce9" office:value-type="float" office:value="63">
            <text:p>63,</text:p>
          </table:table-cell>
          <table:table-cell table:style-name="ce16" office:value-type="string">
            <text:p>Hongkong<text:span text:style-name="T1">HongkongHongk</text:span><text:span text:style-name="T1">ongHongkongHongkongHo</text:span><text:span text:style-name="T1">ngkong</text:span></text:p>
          </table:table-cell>
          <table:table-cell table:style-name="ce16" office:value-type="string">
            <text:p>Patrz: Chińska Republika Ludowa<text:span text:style-name="T1">Patrz: Chińska </text:span><text:span text:style-name="T1">Republika LudowaPatrz: </text:span><text:span text:style-name="T1">Chińska Republika </text:span><text:span text:style-name="T1">LudowaPatrz: Chińska </text:span><text:span text:style-name="T1">Republika LudowaPatrz: </text:span><text:span text:style-name="T1">Chińska Republika </text:span><text:span text:style-name="T1">LudowaPatrz: Chińska </text:span><text:span text:style-name="T1">Republika Ludow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64">
            <text:p>64,</text:p>
          </table:table-cell>
          <table:table-cell table:style-name="ce16" office:value-type="string">
            <text:p>Indie<text:span text:style-name="T1">IndieIndieIndieIndieInd</text:span><text:span text:style-name="T1">ie</text:span></text:p>
          </table:table-cell>
          <table:table-cell table:style-name="ce19" office:value-type="string">
            <text:p>C<text:span text:style-name="T1">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65">
            <text:p>65,</text:p>
          </table:table-cell>
          <table:table-cell table:style-name="ce16" office:value-type="string">
            <text:p>Indonezja<text:span text:style-name="T1">IndonezjaIndone</text:span><text:span text:style-name="T1">zjaIndonezjaIndonezjaIndo</text:span><text:span text:style-name="T1">nezja</text:span></text:p>
          </table:table-cell>
          <table:table-cell table:style-name="ce19" office:value-type="string">
            <text:p>C<text:span text:style-name="T1">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66">
            <text:p>66,</text:p>
          </table:table-cell>
          <table:table-cell table:style-name="ce16" office:value-type="string">
            <text:p>Irak<text:span text:style-name="T1">IrakIrakIrakIrakIrak</text:span></text:p>
          </table:table-cell>
          <table:table-cell table:style-name="ce19" office:value-type="string">
            <text:p>C<text:span text:style-name="T1">CCCCC</text:span></text:p>
          </table:table-cell>
          <table:table-cell table:number-columns-repeated="1021"/>
        </table:table-row>
        <table:table-row table:style-name="ro1">
          <table:table-cell table:style-name="ce12" office:value-type="float" office:value="67">
            <text:p>67</text:p>
          </table:table-cell>
          <table:table-cell table:style-name="ce16" office:value-type="string">
            <text:p>Iran<text:span text:style-name="T1">IranIranIranIranIran</text:span></text:p>
          </table:table-cell>
          <table:table-cell table:style-name="ce19" office:value-type="string">
            <text:p>C<text:span text:style-name="T1">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68">
            <text:p>68,</text:p>
          </table:table-cell>
          <table:table-cell table:style-name="ce16" office:value-type="string">
            <text:p>Irlandia (Eire)<text:span text:style-name="T1">Irlandia </text:span><text:span text:style-name="T1">(Eire)Irlandia (Eire)Irlandia </text:span><text:span text:style-name="T1">(Eire)Irlandia (Eire)Irlandia </text:span><text:span text:style-name="T1">(Eire)</text:span></text:p>
          </table:table-cell>
          <table:table-cell table:style-name="ce19" office:value-type="string">
            <text:p>A<text:span text:style-name="T1">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69">
            <text:p>69,</text:p>
          </table:table-cell>
          <table:table-cell table:style-name="ce16" office:value-type="string">
            <text:p>Islandia<text:span text:style-name="T1">IslandiaIslandiaIsla</text:span><text:span text:style-name="T1">ndiaIslandiaIslandia</text:span></text:p>
          </table:table-cell>
          <table:table-cell table:style-name="ce19" office:value-type="string">
            <text:p>A<text:span text:style-name="T1">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0">
            <text:p>70,</text:p>
          </table:table-cell>
          <table:table-cell table:style-name="ce16" office:value-type="string">
            <text:p>Izrael<text:span text:style-name="T1">IzraelIzraelIzraelIzrael</text:span><text:span text:style-name="T1">Izrael</text:span></text:p>
          </table:table-cell>
          <table:table-cell table:style-name="ce19" office:value-type="string">
            <text:p>A<text:span text:style-name="T1">A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1">
            <text:p>71,</text:p>
          </table:table-cell>
          <table:table-cell table:style-name="ce17" office:value-type="string">
            <text:p>Jamajka<text:span text:style-name="T1">JamajkaJamajkaJ</text:span><text:span text:style-name="T1">amajkaJamajkaJamajka</text:span></text:p>
          </table:table-cell>
          <table:table-cell table:style-name="ce19" office:value-type="string">
            <text:p>E<text:span text:style-name="T1">EEE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2">
            <text:p>72,</text:p>
          </table:table-cell>
          <table:table-cell table:style-name="ce17" office:value-type="string">
            <text:p>Japonia<text:span text:style-name="T1">JaponiaJaponiaJap</text:span><text:span text:style-name="T1">oniaJaponiaJaponia</text:span></text:p>
          </table:table-cell>
          <table:table-cell table:style-name="ce19" office:value-type="string">
            <text:p>C<text:span text:style-name="T1">C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3">
            <text:p>73,</text:p>
          </table:table-cell>
          <table:table-cell table:style-name="ce16" office:value-type="string">
            <text:p>Jersey<text:span text:style-name="T1">JerseyJerseyJersey</text:span><text:span text:style-name="T1">Jersey</text:span></text:p>
          </table:table-cell>
          <table:table-cell table:style-name="ce19" office:value-type="string">
            <text:p>A<text:span text:style-name="T1">A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4">
            <text:p>74,</text:p>
          </table:table-cell>
          <table:table-cell table:style-name="ce16" office:value-type="string">
            <text:p>Jordania<text:span text:style-name="T1">JordaniaJordaniaJ</text:span><text:span text:style-name="T1">ordaniaJordania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5">
            <text:p>75,</text:p>
          </table:table-cell>
          <table:table-cell table:style-name="ce16" office:value-type="string">
            <text:p>Kajmany<text:span text:style-name="T1">KajmanyKajmany</text:span><text:span text:style-name="T1">KajmanyKajmany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6">
            <text:p>76,</text:p>
          </table:table-cell>
          <table:table-cell table:style-name="ce16" office:value-type="string">
            <text:p>Kamerun<text:span text:style-name="T1">KamerunKamerun</text:span><text:span text:style-name="T1">KamerunKamerun</text:span></text:p>
          </table:table-cell>
          <table:table-cell table:style-name="ce19" office:value-type="string">
            <text:p>E<text:span text:style-name="T1">EE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7">
            <text:p>77,</text:p>
          </table:table-cell>
          <table:table-cell table:style-name="ce16" office:value-type="string">
            <text:p>Kanada<text:span text:style-name="T1">KanadaKanadaKan</text:span><text:span text:style-name="T1">adaKanada</text:span></text:p>
          </table:table-cell>
          <table:table-cell table:style-name="ce19" office:value-type="string">
            <text:p>B<text:span text:style-name="T1">B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8">
            <text:p>78,</text:p>
          </table:table-cell>
          <table:table-cell table:style-name="ce16" office:value-type="string">
            <text:p>Katar<text:span text:style-name="T1">KatarKatarKatarKatar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79">
            <text:p>79,</text:p>
          </table:table-cell>
          <table:table-cell table:style-name="ce16" office:value-type="string">
            <text:p>Kazachstan<text:span text:style-name="T1">KazachstanKaz</text:span><text:span text:style-name="T1">achstanKazachstanKazach</text:span><text:span text:style-name="T1">stan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80">
            <text:p>80,</text:p>
          </table:table-cell>
          <table:table-cell table:style-name="ce16" office:value-type="string">
            <text:p>Kenia<text:span text:style-name="T1">KeniaKeniaKeniaKen</text:span><text:span text:style-name="T1">ia</text:span></text:p>
          </table:table-cell>
          <table:table-cell table:style-name="ce19" office:value-type="string">
            <text:p>B<text:span text:style-name="T1">B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81">
            <text:p>81,</text:p>
          </table:table-cell>
          <table:table-cell table:style-name="ce16" office:value-type="string">
            <text:p>Kirgistan<text:span text:style-name="T1">KirgistanKirgistan</text:span><text:span text:style-name="T1">KirgistanKirgistan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82">
            <text:p>82,</text:p>
          </table:table-cell>
          <table:table-cell table:style-name="ce16" office:value-type="string">
            <text:p>Kolumbia<text:span text:style-name="T1">KolumbiaKolumbi</text:span><text:span text:style-name="T1">aKolumbiaKolumbia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7">
          <table:table-cell table:style-name="ce9" office:value-type="float" office:value="83">
            <text:p>83,</text:p>
          </table:table-cell>
          <table:table-cell table:style-name="ce16" office:value-type="string">
            <text:p>Kongo Republika Demokratyczna (d.<text:span text:style-name="T1">Kongo </text:span><text:span text:style-name="T1">Republika Demokratyczna </text:span><text:span text:style-name="T1">(d.Kongo Republika </text:span><text:span text:style-name="T1">Demokratyczna (d.Kongo </text:span><text:span text:style-name="T1">Republika Demokratyczna </text:span><text:span text:style-name="T1">(d.Kongo Republika </text:span><text:span text:style-name="T1">Demokratyczna (d.</text:span></text:p>
          </table:table-cell>
          <table:table-cell table:style-name="ce19" office:value-type="string">
            <text:p>B<text:span text:style-name="T1">BBBB</text:span></text:p>
          </table:table-cell>
          <table:table-cell table:number-columns-repeated="1021"/>
        </table:table-row>
        <table:table-row table:style-name="ro7">
          <table:table-cell table:style-name="ce9" office:value-type="float" office:value="84">
            <text:p>84,</text:p>
          </table:table-cell>
          <table:table-cell table:style-name="ce16" office:value-type="string">
            <text:p>Korea Południowa (Republika)<text:span text:style-name="T1">Korea </text:span><text:span text:style-name="T1">Południowa </text:span><text:span text:style-name="T1">(Republika)Korea </text:span><text:span text:style-name="T1">Południowa </text:span><text:span text:style-name="T1">(Republika)Korea </text:span><text:span text:style-name="T1">Południowa </text:span><text:span text:style-name="T1">(Republika)Korea </text:span><text:span text:style-name="T1">Południowa (Republika)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85">
            <text:p>85,</text:p>
          </table:table-cell>
          <table:table-cell table:style-name="ce16" office:value-type="string">
            <text:p>Kostaryka<text:span text:style-name="T1">KostarykaKostar</text:span><text:span text:style-name="T1">ykaKostarykaKostaryka</text:span></text:p>
          </table:table-cell>
          <table:table-cell table:style-name="ce19" office:value-type="string">
            <text:p>E<text:span text:style-name="T1">EE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86">
            <text:p>86,</text:p>
          </table:table-cell>
          <table:table-cell table:style-name="ce16" office:value-type="string">
            <text:p>Kuba<text:span text:style-name="T1">KubaKubaKubaKuba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87">
            <text:p>87,</text:p>
          </table:table-cell>
          <table:table-cell table:style-name="ce17" office:value-type="string">
            <text:p>Kuwejt<text:span text:style-name="T1">KuwejtKuwejtKuwejt</text:span><text:span text:style-name="T1">Kuwejt</text:span></text:p>
          </table:table-cell>
          <table:table-cell table:style-name="ce19" office:value-type="string">
            <text:p>C<text:span text:style-name="T1">C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88">
            <text:p>88,</text:p>
          </table:table-cell>
          <table:table-cell table:style-name="ce17" office:value-type="string">
            <text:p>Lesotho<text:span text:style-name="T1">LesothoLesothoLe</text:span><text:span text:style-name="T1">sothoLesotho</text:span></text:p>
          </table:table-cell>
          <table:table-cell table:style-name="ce19" office:value-type="string">
            <text:p>E<text:span text:style-name="T1">EEEE</text:span></text:p>
          </table:table-cell>
          <table:table-cell table:number-columns-repeated="1021"/>
        </table:table-row>
        <table:table-row table:style-name="ro5">
          <table:table-cell table:style-name="ce9" office:value-type="float" office:value="89">
            <text:p>89,</text:p>
          </table:table-cell>
          <table:table-cell table:style-name="ce16" office:value-type="string">
            <text:p>Liechtenstein<text:span text:style-name="T1">Liechtenstein</text:span><text:span text:style-name="T1">LiechtensteinLiechtenstein</text:span></text:p>
          </table:table-cell>
          <table:table-cell table:style-name="ce20" office:value-type="string">
            <text:p>Patrz: Szwajcaria z Liechtensteinem<text:span text:style-name="T1">Patrz: </text:span><text:span text:style-name="T1">Szwajcaria z </text:span><text:span text:style-name="T1">LiechtensteinemPatrz: </text:span><text:span text:style-name="T1">Szwajcaria z </text:span><text:span text:style-name="T1">LiechtensteinemPatrz: </text:span><text:span text:style-name="T1">Szwajcaria z </text:span><text:span text:style-name="T1">Liechtensteinem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0">
            <text:p>90,</text:p>
          </table:table-cell>
          <table:table-cell table:style-name="ce16" office:value-type="string">
            <text:p>Litwa<text:span text:style-name="T1">LitwaLitwaLitwa</text:span></text:p>
          </table:table-cell>
          <table:table-cell table:style-name="ce21" office:value-type="string">
            <text:p>A<text:span text:style-name="T1">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1">
            <text:p>91,</text:p>
          </table:table-cell>
          <table:table-cell table:style-name="ce16" office:value-type="string">
            <text:p>Luksemburg<text:span text:style-name="T1">LuksemburgLu</text:span><text:span text:style-name="T1">ksemburgLuksemburg</text:span></text:p>
          </table:table-cell>
          <table:table-cell table:style-name="ce21" office:value-type="string">
            <text:p>A<text:span text:style-name="T1">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2">
            <text:p>92,</text:p>
          </table:table-cell>
          <table:table-cell table:style-name="ce16" office:value-type="string">
            <text:p>Łotwa<text:span text:style-name="T1">ŁotwaŁotwaŁotwa</text:span></text:p>
          </table:table-cell>
          <table:table-cell table:style-name="ce21" office:value-type="string">
            <text:p>A<text:span text:style-name="T1">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3">
            <text:p>93,</text:p>
          </table:table-cell>
          <table:table-cell table:style-name="ce16" office:value-type="string">
            <text:p>Macedonia<text:span text:style-name="T1">MacedoniaMac</text:span><text:span text:style-name="T1">edoniaMacedonia</text:span></text:p>
          </table:table-cell>
          <table:table-cell table:style-name="ce21" office:value-type="string">
            <text:p>A<text:span text:style-name="T1">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4">
            <text:p>94,</text:p>
          </table:table-cell>
          <table:table-cell table:style-name="ce16" office:value-type="string">
            <text:p>Madagaskar<text:span text:style-name="T1">MadagaskarM</text:span><text:span text:style-name="T1">adagaskarMadagaskar</text:span></text:p>
          </table:table-cell>
          <table:table-cell table:style-name="ce21" office:value-type="string">
            <text:p>E<text:span text:style-name="T1">E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5">
            <text:p>95,</text:p>
          </table:table-cell>
          <table:table-cell table:style-name="ce16" office:value-type="string">
            <text:p>Majotta (Wyspa)<text:span text:style-name="T1">Majotta </text:span><text:span text:style-name="T1">(Wyspa)Majotta </text:span><text:span text:style-name="T1">(Wyspa)Majotta (Wyspa)</text:span></text:p>
          </table:table-cell>
          <table:table-cell table:style-name="ce21" office:value-type="string">
            <text:p>B<text:span text:style-name="T1">BBB</text:span></text:p>
          </table:table-cell>
          <table:table-cell table:number-columns-repeated="1021"/>
        </table:table-row>
        <table:table-row table:style-name="ro5">
          <table:table-cell table:style-name="ce9" office:value-type="float" office:value="96">
            <text:p>96,</text:p>
          </table:table-cell>
          <table:table-cell table:style-name="ce16" office:value-type="string">
            <text:p>Makau (Macao)<text:span text:style-name="T1">Makau </text:span><text:span text:style-name="T1">(Macao)Makau </text:span><text:span text:style-name="T1">(Macao)Makau (Macao)</text:span></text:p>
          </table:table-cell>
          <table:table-cell table:style-name="ce16" office:value-type="string">
            <text:p>Patrz: Chińska Republika Ludowa<text:span text:style-name="T1">Patrz: Chińska </text:span><text:span text:style-name="T1">Republika LudowaPatrz: </text:span><text:span text:style-name="T1">Chińska Republika </text:span><text:span text:style-name="T1">LudowaPatrz: Chińska </text:span><text:span text:style-name="T1">Republika Ludow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7">
            <text:p>97,</text:p>
          </table:table-cell>
          <table:table-cell table:style-name="ce16" office:value-type="string">
            <text:p>Malawi<text:span text:style-name="T1">MalawiMalawiMalaw</text:span><text:span text:style-name="T1">i</text:span></text:p>
          </table:table-cell>
          <table:table-cell table:style-name="ce22" office:value-type="string">
            <text:p>B<text:span text:style-name="T1">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8">
            <text:p>98,</text:p>
          </table:table-cell>
          <table:table-cell table:style-name="ce16" office:value-type="string">
            <text:p>Malediwy<text:span text:style-name="T1">MalediwyMalediw</text:span><text:span text:style-name="T1">yMalediwy</text:span></text:p>
          </table:table-cell>
          <table:table-cell table:style-name="ce22" office:value-type="string">
            <text:p>C<text:span text:style-name="T1">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99">
            <text:p>99,</text:p>
          </table:table-cell>
          <table:table-cell table:style-name="ce16" office:value-type="string">
            <text:p>Malezja<text:span text:style-name="T1">MalezjaMalezjaMal</text:span><text:span text:style-name="T1">ezja</text:span></text:p>
          </table:table-cell>
          <table:table-cell table:style-name="ce22" office:value-type="string">
            <text:p>C<text:span text:style-name="T1">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00">
            <text:p>100,</text:p>
          </table:table-cell>
          <table:table-cell table:style-name="ce16" office:value-type="string">
            <text:p>Mali<text:span text:style-name="T1">MaliMaliMali</text:span></text:p>
          </table:table-cell>
          <table:table-cell table:style-name="ce22" office:value-type="string">
            <text:p>B<text:span text:style-name="T1">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01">
            <text:p>101,</text:p>
          </table:table-cell>
          <table:table-cell table:style-name="ce16" office:value-type="string">
            <text:p>Malta<text:span text:style-name="T1">MaltaMaltaMalta</text:span></text:p>
          </table:table-cell>
          <table:table-cell table:style-name="ce22" office:value-type="string">
            <text:p>A<text:span text:style-name="T1">A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02">
            <text:p>102,</text:p>
          </table:table-cell>
          <table:table-cell table:style-name="ce16" office:value-type="string">
            <text:p>Maroko<text:span text:style-name="T1">MarokoMarokoMar</text:span><text:span text:style-name="T1">oko</text:span></text:p>
          </table:table-cell>
          <table:table-cell table:style-name="ce22" office:value-type="string">
            <text:p>B<text:span text:style-name="T1">B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03">
            <text:p>103,</text:p>
          </table:table-cell>
          <table:table-cell table:style-name="ce17" office:value-type="string">
            <text:p>Martynika<text:span text:style-name="T1">MartynikaMartyni</text:span><text:span text:style-name="T1">kaMartynika</text:span></text:p>
          </table:table-cell>
          <table:table-cell table:style-name="ce22" office:value-type="string">
            <text:p>C<text:span text:style-name="T1">C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04">
            <text:p>104,</text:p>
          </table:table-cell>
          <table:table-cell table:style-name="ce17" office:value-type="string">
            <text:p>Mauretania<text:span text:style-name="T1">MauretaniaMau</text:span><text:span text:style-name="T1">retaniaMauretania</text:span></text:p>
          </table:table-cell>
          <table:table-cell table:style-name="ce22" office:value-type="string">
            <text:p>E<text:span text:style-name="T1">EEE</text:span></text:p>
          </table:table-cell>
          <table:table-cell table:number-columns-repeated="1021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16" office:value-type="string">
            <text:p>Mauritius<text:span text:style-name="T1">MauritiusMauritius</text:span></text:p>
          </table:table-cell>
          <table:table-cell table:style-name="ce21" office:value-type="string">
            <text:p>B<text:span text:style-name="T1">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06">
            <text:p>106,</text:p>
          </table:table-cell>
          <table:table-cell table:style-name="ce16" office:value-type="string">
            <text:p>Meksyk<text:span text:style-name="T1">MeksykMeksyk</text:span></text:p>
          </table:table-cell>
          <table:table-cell table:style-name="ce21" office:value-type="string">
            <text:p>B<text:span text:style-name="T1">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07">
            <text:p>107,</text:p>
          </table:table-cell>
          <table:table-cell table:style-name="ce16" office:value-type="string">
            <text:p>Mołdawia (Mołdowa)<text:span text:style-name="T1">Mołdawia </text:span><text:span text:style-name="T1">(Mołdowa)Mołdawia </text:span><text:span text:style-name="T1">(Mołdowa)</text:span></text:p>
          </table:table-cell>
          <table:table-cell table:style-name="ce21" office:value-type="string">
            <text:p>A<text:span text:style-name="T1">AA</text:span></text:p>
          </table:table-cell>
          <table:table-cell table:number-columns-repeated="1021"/>
        </table:table-row>
        <table:table-row table:style-name="ro5">
          <table:table-cell table:style-name="ce9" office:value-type="float" office:value="108">
            <text:p>108,</text:p>
          </table:table-cell>
          <table:table-cell table:style-name="ce16" office:value-type="string">
            <text:p>Monako<text:span text:style-name="T1">MonakoMonako</text:span></text:p>
          </table:table-cell>
          <table:table-cell table:style-name="ce16" office:value-type="string">
            <text:p>Patrz: Francja z Andorą i Monako<text:span text:style-name="T1">Patrz: Francja z </text:span><text:span text:style-name="T1">Andorą i MonakoPatrz: </text:span><text:span text:style-name="T1">Francja z Andorą i Monako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09">
            <text:p>109,</text:p>
          </table:table-cell>
          <table:table-cell table:style-name="ce16" office:value-type="string">
            <text:p>Mozambik<text:span text:style-name="T1">MozambikMoza</text:span><text:span text:style-name="T1">mbik</text:span></text:p>
          </table:table-cell>
          <table:table-cell table:style-name="ce22" office:value-type="string">
            <text:p>E<text:span text:style-name="T1">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0">
            <text:p>110,</text:p>
          </table:table-cell>
          <table:table-cell table:style-name="ce16" office:value-type="string">
            <text:p>Namibia<text:span text:style-name="T1">NamibiaNamibia</text:span></text:p>
          </table:table-cell>
          <table:table-cell table:style-name="ce22" office:value-type="string">
            <text:p>E<text:span text:style-name="T1">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1">
            <text:p>111,</text:p>
          </table:table-cell>
          <table:table-cell table:style-name="ce16" office:value-type="string">
            <text:p>Niemcy<text:span text:style-name="T1">NiemcyNiemcy</text:span></text:p>
          </table:table-cell>
          <table:table-cell table:style-name="ce22" office:value-type="string">
            <text:p>A<text:span text:style-name="T1">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2">
            <text:p>112,</text:p>
          </table:table-cell>
          <table:table-cell table:style-name="ce16" office:value-type="string">
            <text:p>Niger<text:span text:style-name="T1">NigerNiger</text:span></text:p>
          </table:table-cell>
          <table:table-cell table:style-name="ce22" office:value-type="string">
            <text:p>B<text:span text:style-name="T1">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3">
            <text:p>113,</text:p>
          </table:table-cell>
          <table:table-cell table:style-name="ce16" office:value-type="string">
            <text:p>Nigeria<text:span text:style-name="T1">NigeriaNigeria</text:span></text:p>
          </table:table-cell>
          <table:table-cell table:style-name="ce22" office:value-type="string">
            <text:p>B<text:span text:style-name="T1">B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4">
            <text:p>114,</text:p>
          </table:table-cell>
          <table:table-cell table:style-name="ce16" office:value-type="string">
            <text:p>Nikaragua<text:span text:style-name="T1">NikaraguaNikara</text:span><text:span text:style-name="T1">gua</text:span></text:p>
          </table:table-cell>
          <table:table-cell table:style-name="ce22" office:value-type="string">
            <text:p>E<text:span text:style-name="T1">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5">
            <text:p>115,</text:p>
          </table:table-cell>
          <table:table-cell table:style-name="ce16" office:value-type="string">
            <text:p>Norwegia<text:span text:style-name="T1">NorwegiaNorwegi</text:span><text:span text:style-name="T1">a</text:span></text:p>
          </table:table-cell>
          <table:table-cell table:style-name="ce22" office:value-type="string">
            <text:p>A<text:span text:style-name="T1">A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6">
            <text:p>116,</text:p>
          </table:table-cell>
          <table:table-cell table:style-name="ce16" office:value-type="string">
            <text:p>Nowa Kaledonia<text:span text:style-name="T1">Nowa </text:span><text:span text:style-name="T1">KaledoniaNowa Kaledonia</text:span></text:p>
          </table:table-cell>
          <table:table-cell table:style-name="ce22" office:value-type="string">
            <text:p>E<text:span text:style-name="T1">E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7">
            <text:p>117,</text:p>
          </table:table-cell>
          <table:table-cell table:style-name="ce16" office:value-type="string">
            <text:p>Nowa Zelandia<text:span text:style-name="T1">Nowa </text:span><text:span text:style-name="T1">ZelandiaNowa Zelandia</text:span></text:p>
          </table:table-cell>
          <table:table-cell table:style-name="ce22" office:value-type="string">
            <text:p>D<text:span text:style-name="T1">DD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8">
            <text:p>118,</text:p>
          </table:table-cell>
          <table:table-cell table:style-name="ce16" office:value-type="string">
            <text:p>Oman<text:span text:style-name="T1">OmanOman</text:span></text:p>
          </table:table-cell>
          <table:table-cell table:style-name="ce22" office:value-type="string">
            <text:p>C<text:span text:style-name="T1">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19">
            <text:p>119,</text:p>
          </table:table-cell>
          <table:table-cell table:style-name="ce17" office:value-type="string">
            <text:p>Pakistan<text:span text:style-name="T1">PakistanPakistan</text:span></text:p>
          </table:table-cell>
          <table:table-cell table:style-name="ce22" office:value-type="string">
            <text:p>C<text:span text:style-name="T1">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20">
            <text:p>120,</text:p>
          </table:table-cell>
          <table:table-cell table:style-name="ce17" office:value-type="string">
            <text:p>Panama<text:span text:style-name="T1">PanamaPanama</text:span></text:p>
          </table:table-cell>
          <table:table-cell table:style-name="ce22" office:value-type="string">
            <text:p>C<text:span text:style-name="T1">C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21">
            <text:p>121,</text:p>
          </table:table-cell>
          <table:table-cell table:style-name="ce16" office:value-type="string">
            <text:p>Papua - Nowa Gwinea<text:span text:style-name="T1">Papua - Nowa </text:span><text:span text:style-name="T1">Gwinea</text:span></text:p>
          </table:table-cell>
          <table:table-cell table:style-name="ce21" office:value-type="string">
            <text:p>E<text:span text:style-name="T1">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22">
            <text:p>122,</text:p>
          </table:table-cell>
          <table:table-cell table:style-name="ce16" office:value-type="string">
            <text:p>Paragwaj<text:span text:style-name="T1">Paragwaj</text:span></text:p>
          </table:table-cell>
          <table:table-cell table:style-name="ce21" office:value-type="string">
            <text:p>E<text:span text:style-name="T1">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23">
            <text:p>123,</text:p>
          </table:table-cell>
          <table:table-cell table:style-name="ce16" office:value-type="string">
            <text:p>Peru<text:span text:style-name="T1">Peru</text:span></text:p>
          </table:table-cell>
          <table:table-cell table:style-name="ce21" office:value-type="string">
            <text:p>C<text:span text:style-name="T1">C</text:span></text:p>
          </table:table-cell>
          <table:table-cell table:number-columns-repeated="1021"/>
        </table:table-row>
        <table:table-row table:style-name="ro7">
          <table:table-cell table:style-name="ce9" office:value-type="float" office:value="124">
            <text:p>124,</text:p>
          </table:table-cell>
          <table:table-cell table:style-name="ce16" office:value-type="string">
            <text:p>Portugalia z Azorami i Maderą<text:span text:style-name="T1">Portugalia z </text:span><text:span text:style-name="T1">Azorami i Maderą</text:span></text:p>
          </table:table-cell>
          <table:table-cell table:style-name="ce21" office:value-type="string">
            <text:p>A<text:span text:style-name="T1">A</text:span></text:p>
          </table:table-cell>
          <table:table-cell table:number-columns-repeated="1021"/>
        </table:table-row>
        <table:table-row table:style-name="ro7">
          <table:table-cell table:style-name="ce9" office:value-type="float" office:value="125">
            <text:p>125,</text:p>
          </table:table-cell>
          <table:table-cell table:style-name="ce16" office:value-type="string">
            <text:p>Republika Południowej Afryki (RPA)<text:span text:style-name="T1">Republika </text:span><text:span text:style-name="T1">Południowej Afryki (RPA)</text:span></text:p>
          </table:table-cell>
          <table:table-cell table:style-name="ce21" office:value-type="string">
            <text:p>B<text:span text:style-name="T1">B</text:span></text:p>
          </table:table-cell>
          <table:table-cell table:number-columns-repeated="1021"/>
        </table:table-row>
        <table:table-row table:style-name="ro9">
          <table:table-cell table:style-name="ce9" office:value-type="float" office:value="126">
            <text:p>126,</text:p>
          </table:table-cell>
          <table:table-cell table:style-name="ce16" office:value-type="string">
            <text:p>Republika Środkowoafrykańska (Centrafrique)<text:span text:style-name="T1">Republika </text:span><text:span text:style-name="T1">Środkowoafrykańska </text:span><text:span text:style-name="T1">(Centrafrique)</text:span></text:p>
          </table:table-cell>
          <table:table-cell table:style-name="ce21" office:value-type="string">
            <text:p>B<text:span text:style-name="T1">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27">
            <text:p>127,</text:p>
          </table:table-cell>
          <table:table-cell table:style-name="ce16" office:value-type="string">
            <text:p>Reunion<text:span text:style-name="T1">Reunion</text:span></text:p>
          </table:table-cell>
          <table:table-cell table:style-name="ce21" office:value-type="string">
            <text:p>E<text:span text:style-name="T1">E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28">
            <text:p>128,</text:p>
          </table:table-cell>
          <table:table-cell table:style-name="ce16" office:value-type="string">
            <text:p>Rosja<text:span text:style-name="T1">Rosja</text:span></text:p>
          </table:table-cell>
          <table:table-cell table:style-name="ce21" office:value-type="string">
            <text:p>A<text:span text:style-name="T1">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29">
            <text:p>129,</text:p>
          </table:table-cell>
          <table:table-cell table:style-name="ce16" office:value-type="string">
            <text:p>Rumunia<text:span text:style-name="T1">Rumunia</text:span></text:p>
          </table:table-cell>
          <table:table-cell table:style-name="ce21" office:value-type="string">
            <text:p>A<text:span text:style-name="T1">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30">
            <text:p>130,</text:p>
          </table:table-cell>
          <table:table-cell table:style-name="ce16" office:value-type="string">
            <text:p>Salomona Wyspy<text:span text:style-name="T1">Salomona Wyspy</text:span></text:p>
          </table:table-cell>
          <table:table-cell table:style-name="ce21" office:value-type="string">
            <text:p>D<text:span text:style-name="T1">D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31">
            <text:p>131,</text:p>
          </table:table-cell>
          <table:table-cell table:style-name="ce16" office:value-type="string">
            <text:p>Salwador<text:span text:style-name="T1">Salwador</text:span></text:p>
          </table:table-cell>
          <table:table-cell table:style-name="ce21" office:value-type="string">
            <text:p>E<text:span text:style-name="T1">E</text:span></text:p>
          </table:table-cell>
          <table:table-cell table:number-columns-repeated="1021"/>
        </table:table-row>
        <table:table-row table:style-name="ro11">
          <table:table-cell table:style-name="ce9" office:value-type="float" office:value="132">
            <text:p>132,</text:p>
          </table:table-cell>
          <table:table-cell table:style-name="ce16" office:value-type="string">
            <text:p>San Marino<text:span text:style-name="T1">San Marino</text:span></text:p>
          </table:table-cell>
          <table:table-cell table:style-name="ce20" office:value-type="string">
            <text:p>Patrz: Włochy z San Marino<text:span text:style-name="T1">Patrz: Włochy z San </text:span><text:span text:style-name="T1">Marino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33">
            <text:p>133,</text:p>
          </table:table-cell>
          <table:table-cell table:style-name="ce16" office:value-type="string">
            <text:p>Senegal<text:span text:style-name="T1">Senegal</text:span></text:p>
          </table:table-cell>
          <table:table-cell table:style-name="ce22" office:value-type="string">
            <text:p>B<text:span text:style-name="T1">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34">
            <text:p>134,</text:p>
          </table:table-cell>
          <table:table-cell table:style-name="ce16" office:value-type="string">
            <text:p>Serbia<text:span text:style-name="T1">Serbia</text:span></text:p>
          </table:table-cell>
          <table:table-cell table:style-name="ce22" office:value-type="string">
            <text:p>A<text:span text:style-name="T1">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35">
            <text:p>135,</text:p>
          </table:table-cell>
          <table:table-cell table:style-name="ce17" office:value-type="string">
            <text:p>Seszele<text:span text:style-name="T1">Seszele</text:span></text:p>
          </table:table-cell>
          <table:table-cell table:style-name="ce22" office:value-type="string">
            <text:p>B<text:span text:style-name="T1">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36">
            <text:p>136,</text:p>
          </table:table-cell>
          <table:table-cell table:style-name="ce17" office:value-type="string">
            <text:p>Singapur<text:span text:style-name="T1">Singapur</text:span></text:p>
          </table:table-cell>
          <table:table-cell table:style-name="ce22" office:value-type="string">
            <text:p>C<text:span text:style-name="T1">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37">
            <text:p>137,</text:p>
          </table:table-cell>
          <table:table-cell table:style-name="ce16" office:value-type="string">
            <text:p>Słowacja</text:p>
          </table:table-cell>
          <table:table-cell table:style-name="ce22" office:value-type="string">
            <text:p>A***</text:p>
          </table:table-cell>
          <table:table-cell table:number-columns-repeated="1021"/>
        </table:table-row>
        <table:table-row table:style-name="ro1">
          <table:table-cell table:style-name="ce9" office:value-type="float" office:value="138">
            <text:p>138,</text:p>
          </table:table-cell>
          <table:table-cell table:style-name="ce16" office:value-type="string">
            <text:p>Słowenia</text:p>
          </table:table-cell>
          <table:table-cell table:style-name="ce22" office:value-type="string">
            <text:p>A</text:p>
          </table:table-cell>
          <table:table-cell table:number-columns-repeated="1021"/>
        </table:table-row>
        <table:table-row table:style-name="ro1">
          <table:table-cell table:style-name="ce9" office:value-type="float" office:value="139">
            <text:p>139,</text:p>
          </table:table-cell>
          <table:table-cell table:style-name="ce16" office:value-type="string">
            <text:p>Sri Lanka</text:p>
          </table:table-cell>
          <table:table-cell table:style-name="ce22" office:value-type="string">
            <text:p>C</text:p>
          </table:table-cell>
          <table:table-cell table:number-columns-repeated="1021"/>
        </table:table-row>
        <table:table-row table:style-name="ro7">
          <table:table-cell table:style-name="ce9" office:value-type="float" office:value="140">
            <text:p>140,</text:p>
          </table:table-cell>
          <table:table-cell table:style-name="ce16" office:value-type="string">
            <text:p>Stany Zjednoczone Ameryki (USA)</text:p>
          </table:table-cell>
          <table:table-cell table:style-name="ce22" office:value-type="string">
            <text:p>B</text:p>
          </table:table-cell>
          <table:table-cell table:number-columns-repeated="1021"/>
        </table:table-row>
        <table:table-row table:style-name="ro1">
          <table:table-cell table:style-name="ce9" office:value-type="float" office:value="141">
            <text:p>141,</text:p>
          </table:table-cell>
          <table:table-cell table:style-name="ce16" office:value-type="string">
            <text:p>Suazi (Swaziland)</text:p>
          </table:table-cell>
          <table:table-cell table:style-name="ce22" office:value-type="string">
            <text:p>B</text:p>
          </table:table-cell>
          <table:table-cell table:number-columns-repeated="1021"/>
        </table:table-row>
        <table:table-row table:style-name="ro1">
          <table:table-cell table:style-name="ce9" office:value-type="float" office:value="142">
            <text:p>142,</text:p>
          </table:table-cell>
          <table:table-cell table:style-name="ce16" office:value-type="string">
            <text:p>Sudan</text:p>
          </table:table-cell>
          <table:table-cell table:style-name="ce22" office:value-type="string">
            <text:p>E</text:p>
          </table:table-cell>
          <table:table-cell table:number-columns-repeated="1021"/>
        </table:table-row>
        <table:table-row table:style-name="ro1">
          <table:table-cell table:style-name="ce9" office:value-type="float" office:value="143">
            <text:p>143,</text:p>
          </table:table-cell>
          <table:table-cell table:style-name="ce16" office:value-type="string">
            <text:p>Surinam</text:p>
          </table:table-cell>
          <table:table-cell table:style-name="ce22" office:value-type="string">
            <text:p>E</text:p>
          </table:table-cell>
          <table:table-cell table:number-columns-repeated="1021"/>
        </table:table-row>
        <table:table-row table:style-name="ro1">
          <table:table-cell table:style-name="ce9" office:value-type="float" office:value="144">
            <text:p>144,</text:p>
          </table:table-cell>
          <table:table-cell table:style-name="ce17" office:value-type="string">
            <text:p>Syria</text:p>
          </table:table-cell>
          <table:table-cell table:style-name="ce22" office:value-type="string">
            <text:p>C</text:p>
          </table:table-cell>
          <table:table-cell table:number-columns-repeated="1021"/>
        </table:table-row>
        <table:table-row table:style-name="ro1">
          <table:table-cell table:style-name="ce9" office:value-type="float" office:value="145">
            <text:p>145,</text:p>
          </table:table-cell>
          <table:table-cell table:style-name="ce17" office:value-type="string">
            <text:p>Szwajcaria z Liechtensteinem</text:p>
          </table:table-cell>
          <table:table-cell table:style-name="ce22" office:value-type="string">
            <text:p>A</text:p>
          </table:table-cell>
          <table:table-cell table:number-columns-repeated="1021"/>
        </table:table-row>
        <table:table-row table:style-name="ro12">
          <table:table-cell table:style-name="ce9" office:value-type="float" office:value="146">
            <text:p>146,</text:p>
          </table:table-cell>
          <table:table-cell table:style-name="ce16" office:value-type="string">
            <text:p>Szwecja<text:span text:style-name="T1">Szwecja</text:span></text:p>
          </table:table-cell>
          <table:table-cell table:style-name="ce19" office:value-type="string">
            <text:p>A<text:span text:style-name="T1">A</text:span></text:p>
          </table:table-cell>
          <table:table-cell table:number-columns-repeated="1021"/>
        </table:table-row>
        <table:table-row table:style-name="ro13">
          <table:table-cell table:style-name="ce9" office:value-type="float" office:value="147">
            <text:p>147,</text:p>
          </table:table-cell>
          <table:table-cell table:style-name="ce16" office:value-type="string">
            <text:p>Świętego <text:s/>Piotra <text:s/>i <text:s/>Miquelona <text:s/>Wyspa <text:s/>(S. Pierre et Miquelon)<text:span text:style-name="T1">Świętego <text:s/>Piotra <text:s/></text:span><text:span text:style-name="T1">i <text:s/>Miquelona <text:s/>Wyspa <text:s/>(S. </text:span><text:span text:style-name="T1">Pierre et Miquelon)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3">
          <table:table-cell table:style-name="ce9" office:value-type="float" office:value="148">
            <text:p>148,</text:p>
          </table:table-cell>
          <table:table-cell table:style-name="ce16" office:value-type="string">
            <text:p>Świętej <text:s text:c="2"/>Łucji <text:s text:c="2"/>Wyspa <text:s text:c="2"/>(St. <text:s text:c="2"/>Lucia, <text:s text:c="2"/>Saint Lucia, Saint Lucia)<text:span text:style-name="T1">Świętej <text:s text:c="2"/>Łucji <text:s text:c="2"/></text:span><text:span text:style-name="T1">Wyspa <text:s text:c="2"/>(St. <text:s text:c="2"/>Lucia, <text:s text:c="2"/>Saint </text:span><text:span text:style-name="T1">Lucia, Saint Lucia)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49">
            <text:p>149,</text:p>
          </table:table-cell>
          <table:table-cell table:style-name="ce16" office:value-type="string">
            <text:p>Tadżykistan<text:span text:style-name="T1">Tadżykistan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0">
            <text:p>150,</text:p>
          </table:table-cell>
          <table:table-cell table:style-name="ce16" office:value-type="string">
            <text:p>Tajlandia<text:span text:style-name="T1">Tajlandia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1">
            <text:p>151,</text:p>
          </table:table-cell>
          <table:table-cell table:style-name="ce16" office:value-type="string">
            <text:p>Tajwan<text:span text:style-name="T1">Tajwan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2">
            <text:p>152,</text:p>
          </table:table-cell>
          <table:table-cell table:style-name="ce16" office:value-type="string">
            <text:p>Tanzania<text:span text:style-name="T1">Tanzania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3">
            <text:p>153,</text:p>
          </table:table-cell>
          <table:table-cell table:style-name="ce16" office:value-type="string">
            <text:p>Togo<text:span text:style-name="T1">Togo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4">
            <text:p>154,</text:p>
          </table:table-cell>
          <table:table-cell table:style-name="ce16" office:value-type="string">
            <text:p>Trynidad i Tobago<text:span text:style-name="T1">Trynidad </text:span><text:span text:style-name="T1">i Tobago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5">
            <text:p>155,</text:p>
          </table:table-cell>
          <table:table-cell table:style-name="ce16" office:value-type="string">
            <text:p>Tunezja<text:span text:style-name="T1">Tunezja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6">
            <text:p>156,</text:p>
          </table:table-cell>
          <table:table-cell table:style-name="ce16" office:value-type="string">
            <text:p>Turcja<text:span text:style-name="T1">Turcja</text:span></text:p>
          </table:table-cell>
          <table:table-cell table:style-name="ce19" office:value-type="string">
            <text:p>A<text:span text:style-name="T1">A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7">
            <text:p>157,</text:p>
          </table:table-cell>
          <table:table-cell table:style-name="ce16" office:value-type="string">
            <text:p>Turkmenistan<text:span text:style-name="T1">Turkmenistan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8">
            <text:p>158,</text:p>
          </table:table-cell>
          <table:table-cell table:style-name="ce16" office:value-type="string">
            <text:p>Uganda<text:span text:style-name="T1">Uganda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59">
            <text:p>159,</text:p>
          </table:table-cell>
          <table:table-cell table:style-name="ce16" office:value-type="string">
            <text:p>Ukraina<text:span text:style-name="T1">Ukraina</text:span></text:p>
          </table:table-cell>
          <table:table-cell table:style-name="ce19" office:value-type="string">
            <text:p>A<text:span text:style-name="T1">A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60">
            <text:p>160,</text:p>
          </table:table-cell>
          <table:table-cell table:style-name="ce17" office:value-type="string">
            <text:p>Urugwaj<text:span text:style-name="T1">Urugwaj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61">
            <text:p>161,</text:p>
          </table:table-cell>
          <table:table-cell table:style-name="ce17" office:value-type="string">
            <text:p>Vanuatu<text:span text:style-name="T1">Vanuatu</text:span></text:p>
          </table:table-cell>
          <table:table-cell table:style-name="ce19" office:value-type="string">
            <text:p>D<text:span text:style-name="T1">D</text:span></text:p>
          </table:table-cell>
          <table:table-cell table:number-columns-repeated="1021"/>
        </table:table-row>
        <table:table-row table:style-name="ro12">
          <table:table-cell table:style-name="ce9" office:value-type="float" office:value="162">
            <text:p>162,</text:p>
          </table:table-cell>
          <table:table-cell table:style-name="ce16" office:value-type="string">
            <text:p>Watykan</text:p>
          </table:table-cell>
          <table:table-cell table:style-name="ce19" office:value-type="string">
            <text:p>A</text:p>
          </table:table-cell>
          <table:table-cell table:number-columns-repeated="1021"/>
        </table:table-row>
        <table:table-row table:style-name="ro12">
          <table:table-cell table:style-name="ce9" office:value-type="float" office:value="163">
            <text:p>163,</text:p>
          </table:table-cell>
          <table:table-cell table:style-name="ce16" office:value-type="string">
            <text:p>Wenezuela</text:p>
          </table:table-cell>
          <table:table-cell table:style-name="ce19" office:value-type="string">
            <text:p>E</text:p>
          </table:table-cell>
          <table:table-cell table:number-columns-repeated="1021"/>
        </table:table-row>
        <table:table-row table:style-name="ro12">
          <table:table-cell table:style-name="ce9" office:value-type="float" office:value="164">
            <text:p>164,</text:p>
          </table:table-cell>
          <table:table-cell table:style-name="ce16" office:value-type="string">
            <text:p>Węgry</text:p>
          </table:table-cell>
          <table:table-cell table:style-name="ce19" office:value-type="string">
            <text:p>A</text:p>
          </table:table-cell>
          <table:table-cell table:number-columns-repeated="1021"/>
        </table:table-row>
        <table:table-row table:style-name="ro14">
          <table:table-cell table:style-name="ce9" office:value-type="float" office:value="165">
            <text:p>165,</text:p>
          </table:table-cell>
          <table:table-cell table:style-name="ce16" office:value-type="string">
            <text:p>Wielka Brytania i Irlandia Północna oraz Wyspa Man</text:p>
          </table:table-cell>
          <table:table-cell table:style-name="ce19" office:value-type="string">
            <text:p>A</text:p>
          </table:table-cell>
          <table:table-cell table:number-columns-repeated="1021"/>
        </table:table-row>
        <table:table-row table:style-name="ro12">
          <table:table-cell table:style-name="ce9" office:value-type="float" office:value="166">
            <text:p>166,</text:p>
          </table:table-cell>
          <table:table-cell table:style-name="ce16" office:value-type="string">
            <text:p>Wietnam</text:p>
          </table:table-cell>
          <table:table-cell table:style-name="ce19" office:value-type="string">
            <text:p>C</text:p>
          </table:table-cell>
          <table:table-cell table:number-columns-repeated="1021"/>
        </table:table-row>
        <table:table-row table:style-name="ro12">
          <table:table-cell table:style-name="ce9" office:value-type="float" office:value="167">
            <text:p>167,</text:p>
          </table:table-cell>
          <table:table-cell table:style-name="ce16" office:value-type="string">
            <text:p>Włochy z San Marino</text:p>
          </table:table-cell>
          <table:table-cell table:style-name="ce19" office:value-type="string">
            <text:p>A</text:p>
          </table:table-cell>
          <table:table-cell table:number-columns-repeated="1021"/>
        </table:table-row>
        <table:table-row table:style-name="ro12">
          <table:table-cell table:style-name="ce9" office:value-type="float" office:value="168">
            <text:p>168,</text:p>
          </table:table-cell>
          <table:table-cell table:style-name="ce16" office:value-type="string">
            <text:p>Wybrzeże Kości Słoniowej (Côte d’Ivoire)</text:p>
          </table:table-cell>
          <table:table-cell table:style-name="ce19" office:value-type="string">
            <text:p>B</text:p>
          </table:table-cell>
          <table:table-cell table:number-columns-repeated="1021"/>
        </table:table-row>
        <table:table-row table:style-name="ro12">
          <table:table-cell table:style-name="ce9" office:value-type="float" office:value="169">
            <text:p>169,</text:p>
          </table:table-cell>
          <table:table-cell table:style-name="ce16" office:value-type="string">
            <text:p>Zambia</text:p>
          </table:table-cell>
          <table:table-cell table:style-name="ce19" office:value-type="string">
            <text:p>B</text:p>
          </table:table-cell>
          <table:table-cell table:number-columns-repeated="1021"/>
        </table:table-row>
        <table:table-row table:style-name="ro12">
          <table:table-cell table:style-name="ce9" office:value-type="float" office:value="170">
            <text:p>170,</text:p>
          </table:table-cell>
          <table:table-cell table:style-name="ce16" office:value-type="string">
            <text:p>Zimbabwe</text:p>
          </table:table-cell>
          <table:table-cell table:style-name="ce19" office:value-type="string">
            <text:p>B</text:p>
          </table:table-cell>
          <table:table-cell table:number-columns-repeated="1021"/>
        </table:table-row>
        <table:table-row table:style-name="ro12">
          <table:table-cell table:style-name="ce9" office:value-type="float" office:value="171">
            <text:p>171,</text:p>
          </table:table-cell>
          <table:table-cell table:style-name="ce17" office:value-type="string">
            <text:p>Zjednoczone Emiraty Arabskie</text:p>
          </table:table-cell>
          <table:table-cell table:style-name="ce19" office:value-type="string">
            <text:p>C</text:p>
          </table:table-cell>
          <table:table-cell table:number-columns-repeated="1021"/>
        </table:table-row>
        <table:table-row table:style-name="ro12" table:number-rows-repeated="104839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able 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9" office:value-type="float" office:value="146">
            <text:p>146,</text:p>
          </table:table-cell>
          <table:table-cell table:style-name="ce16" office:value-type="string">
            <text:p>Szwecja<text:span text:style-name="T1">Szwecja</text:span></text:p>
          </table:table-cell>
          <table:table-cell table:style-name="ce19" office:value-type="string">
            <text:p>A<text:span text:style-name="T1">A</text:span></text:p>
          </table:table-cell>
          <table:table-cell table:number-columns-repeated="1021"/>
        </table:table-row>
        <table:table-row table:style-name="ro5">
          <table:table-cell table:style-name="ce9" office:value-type="float" office:value="147">
            <text:p>147,</text:p>
          </table:table-cell>
          <table:table-cell table:style-name="ce16" office:value-type="string">
            <text:p>Świętego <text:s/>Piotra <text:s/>i <text:s/>Miquelona <text:s/>Wyspa <text:s/>(S. Pierre et Miquelon)<text:span text:style-name="T1">Świętego <text:s/>Piotra <text:s/></text:span><text:span text:style-name="T1">i <text:s/>Miquelona <text:s/>Wyspa <text:s/>(S. </text:span><text:span text:style-name="T1">Pierre et Miquelon)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9">
          <table:table-cell table:style-name="ce9" office:value-type="float" office:value="148">
            <text:p>148,</text:p>
          </table:table-cell>
          <table:table-cell table:style-name="ce16" office:value-type="string">
            <text:p>Świętej <text:s text:c="2"/>Łucji <text:s text:c="2"/>Wyspa <text:s text:c="2"/>(St. <text:s text:c="2"/>Lucia, <text:s text:c="2"/>Saint Lucia, Saint Lucia)<text:span text:style-name="T1">Świętej <text:s text:c="2"/>Łucji <text:s text:c="2"/></text:span><text:span text:style-name="T1">Wyspa <text:s text:c="2"/>(St. <text:s text:c="2"/>Lucia, <text:s text:c="2"/>Saint </text:span><text:span text:style-name="T1">Lucia, Saint Lucia)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7">
          <table:table-cell table:style-name="ce9" office:value-type="float" office:value="149">
            <text:p>149,</text:p>
          </table:table-cell>
          <table:table-cell table:style-name="ce16" office:value-type="string">
            <text:p>Tadżykistan<text:span text:style-name="T1">Tadżykistan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0">
            <text:p>150,</text:p>
          </table:table-cell>
          <table:table-cell table:style-name="ce16" office:value-type="string">
            <text:p>Tajlandia<text:span text:style-name="T1">Tajlandia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1">
            <text:p>151,</text:p>
          </table:table-cell>
          <table:table-cell table:style-name="ce16" office:value-type="string">
            <text:p>Tajwan<text:span text:style-name="T1">Tajwan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2">
            <text:p>152,</text:p>
          </table:table-cell>
          <table:table-cell table:style-name="ce16" office:value-type="string">
            <text:p>Tanzania<text:span text:style-name="T1">Tanzania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3">
            <text:p>153,</text:p>
          </table:table-cell>
          <table:table-cell table:style-name="ce16" office:value-type="string">
            <text:p>Togo<text:span text:style-name="T1">Togo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4">
            <text:p>154,</text:p>
          </table:table-cell>
          <table:table-cell table:style-name="ce16" office:value-type="string">
            <text:p>Trynidad i Tobago<text:span text:style-name="T1">Trynidad </text:span><text:span text:style-name="T1">i Tobago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5">
            <text:p>155,</text:p>
          </table:table-cell>
          <table:table-cell table:style-name="ce16" office:value-type="string">
            <text:p>Tunezja<text:span text:style-name="T1">Tunezja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6">
            <text:p>156,</text:p>
          </table:table-cell>
          <table:table-cell table:style-name="ce16" office:value-type="string">
            <text:p>Turcja<text:span text:style-name="T1">Turcja</text:span></text:p>
          </table:table-cell>
          <table:table-cell table:style-name="ce19" office:value-type="string">
            <text:p>A<text:span text:style-name="T1">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7">
            <text:p>157,</text:p>
          </table:table-cell>
          <table:table-cell table:style-name="ce16" office:value-type="string">
            <text:p>Turkmenistan<text:span text:style-name="T1">Turkmenistan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8">
            <text:p>158,</text:p>
          </table:table-cell>
          <table:table-cell table:style-name="ce16" office:value-type="string">
            <text:p>Uganda<text:span text:style-name="T1">Uganda</text:span></text:p>
          </table:table-cell>
          <table:table-cell table:style-name="ce19" office:value-type="string">
            <text:p>B<text:span text:style-name="T1">B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59">
            <text:p>159,</text:p>
          </table:table-cell>
          <table:table-cell table:style-name="ce16" office:value-type="string">
            <text:p>Ukraina<text:span text:style-name="T1">Ukraina</text:span></text:p>
          </table:table-cell>
          <table:table-cell table:style-name="ce19" office:value-type="string">
            <text:p>A<text:span text:style-name="T1">A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60">
            <text:p>160,</text:p>
          </table:table-cell>
          <table:table-cell table:style-name="ce17" office:value-type="string">
            <text:p>Urugwaj<text:span text:style-name="T1">Urugwaj</text:span></text:p>
          </table:table-cell>
          <table:table-cell table:style-name="ce19" office:value-type="string">
            <text:p>C<text:span text:style-name="T1">C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61">
            <text:p>161,</text:p>
          </table:table-cell>
          <table:table-cell table:style-name="ce17" office:value-type="string">
            <text:p>Vanuatu<text:span text:style-name="T1">Vanuatu</text:span></text:p>
          </table:table-cell>
          <table:table-cell table:style-name="ce19" office:value-type="string">
            <text:p>D<text:span text:style-name="T1">D</text:span></text:p>
          </table:table-cell>
          <table:table-cell table:number-columns-repeated="1021"/>
        </table:table-row>
        <table:table-row table:style-name="ro1">
          <table:table-cell table:style-name="ce9" office:value-type="float" office:value="162">
            <text:p>162,</text:p>
          </table:table-cell>
          <table:table-cell table:style-name="ce16" office:value-type="string">
            <text:p>Watykan</text:p>
          </table:table-cell>
          <table:table-cell table:style-name="ce19" office:value-type="string">
            <text:p>A</text:p>
          </table:table-cell>
          <table:table-cell table:number-columns-repeated="1021"/>
        </table:table-row>
        <table:table-row table:style-name="ro1">
          <table:table-cell table:style-name="ce9" office:value-type="float" office:value="163">
            <text:p>163,</text:p>
          </table:table-cell>
          <table:table-cell table:style-name="ce16" office:value-type="string">
            <text:p>Wenezuela</text:p>
          </table:table-cell>
          <table:table-cell table:style-name="ce19" office:value-type="string">
            <text:p>E</text:p>
          </table:table-cell>
          <table:table-cell table:number-columns-repeated="1021"/>
        </table:table-row>
        <table:table-row table:style-name="ro1">
          <table:table-cell table:style-name="ce9" office:value-type="float" office:value="164">
            <text:p>164,</text:p>
          </table:table-cell>
          <table:table-cell table:style-name="ce16" office:value-type="string">
            <text:p>Węgry</text:p>
          </table:table-cell>
          <table:table-cell table:style-name="ce19" office:value-type="string">
            <text:p>A</text:p>
          </table:table-cell>
          <table:table-cell table:number-columns-repeated="1021"/>
        </table:table-row>
        <table:table-row table:style-name="ro2">
          <table:table-cell table:style-name="ce9" office:value-type="float" office:value="165">
            <text:p>165,</text:p>
          </table:table-cell>
          <table:table-cell table:style-name="ce16" office:value-type="string">
            <text:p>Wielka Brytania i Irlandia Północna oraz Wyspa Man</text:p>
          </table:table-cell>
          <table:table-cell table:style-name="ce19" office:value-type="string">
            <text:p>A</text:p>
          </table:table-cell>
          <table:table-cell table:number-columns-repeated="1021"/>
        </table:table-row>
        <table:table-row table:style-name="ro1">
          <table:table-cell table:style-name="ce9" office:value-type="float" office:value="166">
            <text:p>166,</text:p>
          </table:table-cell>
          <table:table-cell table:style-name="ce16" office:value-type="string">
            <text:p>Wietnam</text:p>
          </table:table-cell>
          <table:table-cell table:style-name="ce19" office:value-type="string">
            <text:p>C</text:p>
          </table:table-cell>
          <table:table-cell table:number-columns-repeated="1021"/>
        </table:table-row>
        <table:table-row table:style-name="ro1">
          <table:table-cell table:style-name="ce9" office:value-type="float" office:value="167">
            <text:p>167,</text:p>
          </table:table-cell>
          <table:table-cell table:style-name="ce16" office:value-type="string">
            <text:p>Włochy z San Marino</text:p>
          </table:table-cell>
          <table:table-cell table:style-name="ce19" office:value-type="string">
            <text:p>A</text:p>
          </table:table-cell>
          <table:table-cell table:number-columns-repeated="1021"/>
        </table:table-row>
        <table:table-row table:style-name="ro1">
          <table:table-cell table:style-name="ce9" office:value-type="float" office:value="168">
            <text:p>168,</text:p>
          </table:table-cell>
          <table:table-cell table:style-name="ce16" office:value-type="string">
            <text:p>Wybrzeże Kości Słoniowej (Côte d’Ivoire)</text:p>
          </table:table-cell>
          <table:table-cell table:style-name="ce19" office:value-type="string">
            <text:p>B</text:p>
          </table:table-cell>
          <table:table-cell table:number-columns-repeated="1021"/>
        </table:table-row>
        <table:table-row table:style-name="ro1">
          <table:table-cell table:style-name="ce9" office:value-type="float" office:value="169">
            <text:p>169,</text:p>
          </table:table-cell>
          <table:table-cell table:style-name="ce16" office:value-type="string">
            <text:p>Zambia</text:p>
          </table:table-cell>
          <table:table-cell table:style-name="ce19" office:value-type="string">
            <text:p>B</text:p>
          </table:table-cell>
          <table:table-cell table:number-columns-repeated="1021"/>
        </table:table-row>
        <table:table-row table:style-name="ro1">
          <table:table-cell table:style-name="ce9" office:value-type="float" office:value="170">
            <text:p>170,</text:p>
          </table:table-cell>
          <table:table-cell table:style-name="ce16" office:value-type="string">
            <text:p>Zimbabwe</text:p>
          </table:table-cell>
          <table:table-cell table:style-name="ce19" office:value-type="string">
            <text:p>B</text:p>
          </table:table-cell>
          <table:table-cell table:number-columns-repeated="1021"/>
        </table:table-row>
        <table:table-row table:style-name="ro15">
          <table:table-cell table:style-name="ce9" office:value-type="float" office:value="171">
            <text:p>171,</text:p>
          </table:table-cell>
          <table:table-cell table:style-name="ce17" office:value-type="string">
            <text:p>Zjednoczone Emiraty Arabskie</text:p>
          </table:table-cell>
          <table:table-cell table:style-name="ce19" office:value-type="string">
            <text:p>C</text:p>
          </table:table-cell>
          <table:table-cell table:number-columns-repeated="1021"/>
        </table:table-row>
        <table:table-row table:style-name="ro16">
          <table:table-cell table:style-name="ce23" office:value-type="string" table:number-columns-spanned="3" table:number-rows-spanned="1">
            <text:p>*** Czechy i Słowacja należą do strefy A, ale obowiązują do tych krajów opłaty obniżone w stosunku do opłat za przesyłki EMS w strefie A.</text:p>
          </table:table-cell>
          <table:covered-table-cell table:number-columns-repeated="2" table:style-name="ce23"/>
          <table:table-cell table:number-columns-repeated="1021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107">
      <number:number number:decimal-places="0" number:min-integer-digits="1"/>
      <number:text>,</number:text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24.07.2017</text:date>, <text:time>14:40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2" style:display-name="PageStyle_Tab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14:40:08.31</dc:date>
    <dc:creator>Jakub Tomczyk</dc:creator>
    <meta:document-statistic meta:table-count="2" meta:cell-count="608" meta:object-count="0"/>
    <meta:generator>OpenOffice/4.1.0$Win32 OpenOffice.org_project/410m18$Build-9764</meta:generator>
  </office:meta>
</office:document-meta>
</file>